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E6D77B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draw:stroke="none" svg:stroke-width="0.035cm" draw:stroke-linejoin="miter" draw:fill="solid" draw:fill-color="#333333"/>
    </style:style>
    <style:style style:name="gr4" style:family="graphic">
      <style:graphic-properties style:protect="size"/>
    </style:style>
    <style:style style:name="pr1" style:family="presentation" style:parent-style-name="Inspiration-notes">
      <style:graphic-properties draw:fill-color="#ffffff" draw:auto-grow-height="true" fo:min-height="14cm"/>
    </style:style>
    <style:style style:name="pr2" style:family="presentation" style:parent-style-name="Inspiration-title">
      <style:graphic-properties fo:min-height="2cm"/>
    </style:style>
    <style:style style:name="pr3" style:family="presentation" style:parent-style-name="Inspiration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>
        <draw:g>
          <svg:title>TexMaths</svg:title>
          <svg:desc>28§display§\begin{minipage}{8cm}\begin{center}
\hline
\vspace*{2mm}
\Large{Real-Time Camera Tracking and 3D Reconstruction Using Signed Distance Functions}\\
\small{Eric Bylow, Jürgen Sturm, Christian Kerl  , Fredrik Kahl  and Daniel Cremers}
\vspace*{2mm}
\hline
\end{center}
\vspace*{1cm}
\raggedleft
\tiny{\color[rgb]{0.2,0.2,0.2}  Robotics Laboratory, Oier Mees and Joel Kaiser}
\end{minipage}§svg§600§FALSE</svg:desc>
          <draw:polygon draw:style-name="gr1" draw:layer="layout" svg:width="22.402cm" svg:height="12.114cm" svg:x="2.879cm" svg:y="5.328cm" svg:viewBox="0 0 22403 12115" draw:points="11203,12115 0,12115 0,0 22403,0 22403,12115">
            <text:p/>
          </draw:polygon>
          <draw:polygon draw:style-name="gr2" draw:layer="layout" svg:width="22.402cm" svg:height="0.041cm" svg:x="2.879cm" svg:y="5.328cm" svg:viewBox="0 0 22403 42" draw:points="11200,42 0,42 0,0 22403,0 22403,42">
            <text:p/>
          </draw:polygon>
          <draw:path draw:style-name="gr2" draw:layer="layout" svg:width="0.959cm" svg:height="0.999cm" svg:x="3.058cm" svg:y="5.944cm" svg:viewBox="0 0 960 1000" svg:d="M540 487c140-33 250-123 250-232 0-137-160-255-364-255h-426v42h28c104 0 106 14 106 67v753c0 54-2 68-106 68h-28v42c34-3 148-3 190-3s160 0 194 3v-42h-31c-101 0-107-14-107-68v-364h166c56 0 109 17 145 56 51 54 51 84 51 182 0 112 0 149 61 210 23 23 81 54 160 54 112 0 131-124 131-154 0-9 0-20-16-20-14 0-14 8-17 22-6 84-48 124-93 124-64 0-78-68-92-143 0-9-8-70-14-107-8-70-14-114-56-159-17-17-53-53-132-76zM406 470h-160v-372c0-34 0-50 31-56 14 0 56 0 84 0 115 0 297 0 297 213 0 126-67 215-252 215z">
            <text:p/>
          </draw:path>
          <draw:path draw:style-name="gr2" draw:layer="layout" svg:width="0.537cm" svg:height="0.649cm" svg:x="4.061cm" svg:y="6.28cm" svg:viewBox="0 0 538 650" svg:d="M504 305c31 0 34 0 34-28 0-143-79-277-250-277-162 0-288 146-288 322 0 188 146 328 302 328 171 0 236-154 236-185 0-9-9-14-17-14-11 0-14 8-17 14-36 120-132 154-193 154-59 0-202-42-202-289v-25zM109 277c11-224 137-249 177-249 154 0 162 202 162 249z">
            <text:p/>
          </draw:path>
          <draw:path draw:style-name="gr2" draw:layer="layout" svg:width="0.626cm" svg:height="0.649cm" svg:x="4.699cm" svg:y="6.28cm" svg:viewBox="0 0 627 650" svg:d="M487 255c0-76 0-135-64-191-48-44-112-64-177-64-114 0-204 76-204 168 0 42 25 62 59 62 33 0 59-23 59-56 0-59-51-59-73-59 33-62 101-87 157-87 67 0 151 53 151 182v59c-286 3-395 123-395 232 0 112 132 149 218 149 93 0 157-59 185-126 6 67 51 117 112 117 28 0 112-19 112-134v-79h-31v79c0 81-36 92-56 92-53 0-53-73-53-95zM395 434c0 140-104 188-165 188-70 0-129-54-129-121 0-187 243-204 294-207z">
            <text:p/>
          </draw:path>
          <draw:path draw:style-name="gr2" draw:layer="layout" svg:width="0.307cm" svg:height="0.985cm" svg:x="5.377cm" svg:y="5.927cm" svg:viewBox="0 0 308 986" svg:d="M199 0l-199 17v39c98 0 109 11 109 81v745c0 64-17 64-109 64v40c39-3 109-3 154-3 42 0 115 0 154 3v-40c-92 0-109 0-109-64z">
            <text:p/>
          </draw:path>
          <draw:polygon draw:style-name="gr2" draw:layer="layout" svg:width="0.371cm" svg:height="0.077cm" svg:x="5.729cm" svg:y="6.568cm" svg:viewBox="0 0 372 78" draw:points="372,78 372,0 0,0 0,78">
            <text:p/>
          </draw:polygon>
          <draw:path draw:style-name="gr2" draw:layer="layout" svg:width="0.903cm" svg:height="0.962cm" svg:x="6.228cm" svg:y="5.95cm" svg:viewBox="0 0 904 963" svg:d="M879 0h-854l-25 316h31c19-224 33-274 257-274 26 0 65 0 76 3 31 3 31 19 31 53v756c0 48 0 67-140 67h-51v42c45-3 194-3 247-3 56 0 204 0 249 3v-42h-50c-140 0-140-19-140-67v-756c0-36 2-48 25-53 11-3 53-3 81-3 224 0 238 50 258 274h30z">
            <text:p/>
          </draw:path>
          <draw:path draw:style-name="gr2" draw:layer="layout" svg:width="0.296cm" svg:height="0.945cm" svg:x="7.227cm" svg:y="5.969cm" svg:viewBox="0 0 297 946" svg:d="M202 70c0-36-31-70-70-70-37 0-70 31-70 67 0 45 36 70 70 70 44 0 70-36 70-67zM6 333v42c89 0 103 9 103 79v386c0 64-17 64-109 64v42c39-2 109-2 151-2 14 0 98 0 146 2v-42c-93 0-98-8-98-61v-524z">
            <text:p/>
          </draw:path>
          <draw:path draw:style-name="gr2" draw:layer="layout" svg:width="1.08cm" svg:height="0.626cm" svg:x="7.611cm" svg:y="6.286cm" svg:viewBox="0 0 1081 627" svg:d="M974 283c0-135 0-174-33-219-42-56-109-64-157-64-118 0-176 87-199 140-22-109-98-140-187-140-138 0-191 118-202 146h-3v-146l-193 17v39c95 0 109 11 109 81v387c0 61-17 61-109 61v42c36-3 115-3 154-3 42 0 118 0 154 3v-42c-90 0-106 0-106-61v-266c0-149 98-230 184-230 87 0 110 73 110 160v336c0 61-17 61-110 61v42c37-3 115-3 154-3 42 0 118 0 154 3v-42c-89 0-106 0-106-61v-266c0-149 98-230 185-230 89 0 109 73 109 160v336c0 61-17 61-109 61v42c36-3 115-3 154-3 42 0 117 0 154 3v-42c-70 0-107 0-107-42z">
            <text:p/>
          </draw:path>
          <draw:path draw:style-name="gr2" draw:layer="layout" svg:width="0.537cm" svg:height="0.649cm" svg:x="8.765cm" svg:y="6.28cm" svg:viewBox="0 0 538 650" svg:d="M504 305c31 0 34 0 34-28 0-143-79-277-250-277-162 0-288 146-288 322 0 188 146 328 302 328 171 0 236-154 236-185 0-9-9-14-17-14-11 0-14 8-17 14-36 120-132 154-193 154-59 0-202-42-202-289v-25zM109 277c11-224 137-249 177-249 154 0 162 202 162 249z">
            <text:p/>
          </draw:path>
          <draw:path draw:style-name="gr2" draw:layer="layout" svg:width="0.85cm" svg:height="1.029cm" svg:x="9.876cm" svg:y="5.913cm" svg:viewBox="0 0 851 1030" svg:d="M851 34c0-26 0-34-14-34-8 0-11 3-19 17l-70 112c-65-79-160-129-264-129-260 0-484 224-484 515 0 294 227 515 484 515 233 0 367-204 367-358 0-17 0-25-17-25-14 0-16 5-16 17-12 226-177 324-314 324-101 0-372-58-372-473 0-411 268-473 369-473 151 0 280 126 308 339 3 17 3 22 23 22 19 0 19-5 19-33z">
            <text:p/>
          </draw:path>
          <draw:path draw:style-name="gr2" draw:layer="layout" svg:width="0.626cm" svg:height="0.649cm" svg:x="10.865cm" svg:y="6.28cm" svg:viewBox="0 0 627 650" svg:d="M487 255c0-76 0-135-61-191-51-44-115-64-180-64-114 0-204 76-204 168 0 42 25 62 59 62 33 0 59-23 59-56 0-59-51-59-73-59 33-62 101-87 157-87 67 0 151 53 151 182v59c-286 3-395 123-395 232 0 112 132 149 218 149 93 0 157-59 185-126 6 67 51 117 112 117 28 0 112-19 112-134v-79h-31v79c0 81-36 92-56 92-53 0-53-73-53-95zM395 434c0 140-104 188-165 188-70 0-129-54-129-121 0-187 243-204 294-207z">
            <text:p/>
          </draw:path>
          <draw:path draw:style-name="gr2" draw:layer="layout" svg:width="1.08cm" svg:height="0.626cm" svg:x="11.542cm" svg:y="6.286cm" svg:viewBox="0 0 1081 627" svg:d="M974 283c0-135 0-174-33-219-42-56-109-64-157-64-118 0-176 87-199 140-22-109-98-140-187-140-138 0-191 118-205 146v-146l-193 17v39c95 0 109 11 109 81v387c0 61-17 61-109 61v42c36-3 115-3 154-3s118 0 154 3v-42c-90 0-106 0-106-61v-266c0-149 98-230 184-230 87 0 110 73 110 160v336c0 61-17 61-110 61v42c37-3 115-3 154-3 42 0 118 0 154 3v-42c-89 0-106 0-106-61v-266c0-149 98-230 185-230s109 73 109 160v336c0 61-17 61-109 61v42c36-3 115-3 154-3 42 0 117 0 154 3v-42c-70 0-107 0-107-42z">
            <text:p/>
          </draw:path>
          <draw:path draw:style-name="gr2" draw:layer="layout" svg:width="0.537cm" svg:height="0.649cm" svg:x="12.696cm" svg:y="6.28cm" svg:viewBox="0 0 538 650" svg:d="M504 305c31 0 34 0 34-28 0-143-79-277-250-277-162 0-288 146-288 322 0 188 146 328 302 328 171 0 236-154 236-185 0-9-9-14-17-14-11 0-14 8-17 14-36 120-132 154-193 154-59 0-202-42-202-289v-25zM109 277c11-224 137-249 177-249 154 0 162 202 162 249z">
            <text:p/>
          </draw:path>
          <draw:path draw:style-name="gr2" draw:layer="layout" svg:width="0.461cm" svg:height="0.626cm" svg:x="13.309cm" svg:y="6.286cm" svg:viewBox="0 0 462 627" svg:d="M199 297c0-140 56-269 165-269 11 0 14 0 20 3-12 5-34 14-34 50 0 42 34 59 56 59 28 0 56-20 56-59 0-42-36-81-98-81-120 0-162 132-171 157h-3v-157l-190 17v39c98 0 109 11 109 81v387c0 61-17 61-109 61v42c39-3 118-3 162-3 37 0 138 0 171 3v-42h-28c-103 0-106-14-106-64z">
            <text:p/>
          </draw:path>
          <draw:path draw:style-name="gr2" draw:layer="layout" svg:width="0.626cm" svg:height="0.649cm" svg:x="13.872cm" svg:y="6.28cm" svg:viewBox="0 0 627 650" svg:d="M487 255c0-76 0-135-64-191-48-44-112-64-177-64-114 0-204 76-204 168 0 42 25 62 59 62 33 0 59-23 59-56 0-59-51-59-73-59 33-62 101-87 157-87 67 0 151 53 151 182v59c-286 3-395 123-395 232 0 112 132 149 218 149 93 0 157-59 185-126 6 67 51 117 112 117 28 0 112-19 112-134v-79h-33v79c0 81-34 92-54 92-53 0-53-73-53-95zM395 434c0 140-104 188-165 188-70 0-129-54-129-121 0-187 243-204 294-207z">
            <text:p/>
          </draw:path>
          <draw:path draw:style-name="gr2" draw:layer="layout" svg:width="0.903cm" svg:height="0.962cm" svg:x="15.014cm" svg:y="5.95cm" svg:viewBox="0 0 904 963" svg:d="M879 0h-854l-25 316h31c19-224 33-274 257-274 26 0 65 0 76 3 31 3 31 19 31 53v756c0 48 0 67-140 67h-51v42c45-3 194-3 247-3 56 0 204 0 249 3v-42h-50c-140 0-140-19-140-67v-756c0-36 2-48 25-53 11-3 53-3 81-3 224 0 238 50 258 274h30z">
            <text:p/>
          </draw:path>
          <draw:path draw:style-name="gr2" draw:layer="layout" svg:width="0.461cm" svg:height="0.626cm" svg:x="15.891cm" svg:y="6.286cm" svg:viewBox="0 0 462 627" svg:d="M199 297c0-140 56-269 165-269 11 0 14 0 20 3-12 5-34 14-34 50 0 42 34 59 56 59 28 0 56-20 56-59 0-42-36-81-98-81-120 0-162 132-171 157h-3v-157l-190 17v39c98 0 109 11 109 81v387c0 61-17 61-109 61v42c39-3 118-3 162-3 37 0 138 0 171 3v-42h-28c-103 0-106-14-106-64z">
            <text:p/>
          </draw:path>
          <draw:path draw:style-name="gr2" draw:layer="layout" svg:width="0.626cm" svg:height="0.649cm" svg:x="16.454cm" svg:y="6.28cm" svg:viewBox="0 0 627 650" svg:d="M487 255c0-76 0-135-64-191-48-44-112-64-177-64-114 0-204 76-204 168 0 42 25 62 59 62 33 0 59-23 59-56 0-59-51-59-73-59 33-62 101-87 157-87 67 0 151 53 151 182v59c-286 3-395 123-395 232 0 112 132 149 218 149 93 0 157-59 185-126 6 67 51 117 112 117 28 0 112-19 112-134v-79h-33v79c0 81-34 92-54 92-53 0-53-73-53-95zM395 434c0 140-104 188-165 188-70 0-129-54-129-121 0-187 243-204 294-207z">
            <text:p/>
          </draw:path>
          <draw:path draw:style-name="gr2" draw:layer="layout" svg:width="0.528cm" svg:height="0.649cm" svg:x="17.134cm" svg:y="6.28cm" svg:viewBox="0 0 529 650" svg:d="M465 109c-17 0-70 0-70 56 0 37 25 59 59 59 33 0 61-20 61-62 0-95-101-162-215-162-168 0-300 148-300 328 0 182 137 322 297 322 187 0 232-171 232-185 0-11-11-11-14-11-14 0-14 2-19 19-31 101-110 146-185 146-87 0-202-76-202-294 0-235 121-294 191-294 56 0 134 22 165 78z">
            <text:p/>
          </draw:path>
          <draw:path draw:style-name="gr2" draw:layer="layout" svg:width="0.671cm" svg:height="0.985cm" svg:x="17.702cm" svg:y="5.927cm" svg:viewBox="0 0 672 986" svg:d="M358 610c0-2-8-14-8-14 0-5 90-81 101-92 98-87 159-87 190-90v-42c-28 3-67 3-109 3-36 0-109 0-143-3v42c25 3 42 14 42 37 0 31-28 56-31 56l-201 179v-686l-199 17v39c98 0 109 11 109 81v745c0 64-17 64-109 64v40c39-3 109-3 151-3s112 0 151 3v-40c-92 0-109 0-109-64v-151l93-81 134 196c22 30 34 47 34 67 0 25-20 33-51 33v40c37-3 104-3 143-3 62 0 64 0 126 3v-40c-39 0-84 0-123-58z">
            <text:p/>
          </draw:path>
          <draw:path draw:style-name="gr2" draw:layer="layout" svg:width="0.296cm" svg:height="0.945cm" svg:x="18.442cm" svg:y="5.969cm" svg:viewBox="0 0 297 946" svg:d="M202 70c0-36-31-70-70-70-37 0-70 31-70 67 0 45 36 70 70 70 44 0 70-36 70-67zM6 333v42c89 0 103 9 103 79v386c0 64-17 64-109 64v42c39-2 109-2 151-2 14 0 98 0 146 2v-42c-93 0-98-8-98-61v-524z">
            <text:p/>
          </draw:path>
          <draw:path draw:style-name="gr2" draw:layer="layout" svg:width="0.693cm" svg:height="0.626cm" svg:x="18.828cm" svg:y="6.286cm" svg:viewBox="0 0 694 627" svg:d="M588 283c0-135 0-174-34-219-42-56-106-64-156-64-138 0-191 118-202 146h-3v-146l-193 17v39c98 0 109 11 109 81v387c0 61-17 61-109 61v42c36-3 115-3 154-3 42 0 118 0 154 3v-42c-90 0-106 0-106-61v-266c0-149 98-230 184-230 90 0 110 73 110 160v336c0 61-17 61-110 61v42c37-3 115-3 154-3 42 0 118 0 154 3v-42c-70 0-106 0-106-42z">
            <text:p/>
          </draw:path>
          <draw:path draw:style-name="gr2" draw:layer="layout" svg:width="0.637cm" svg:height="0.934cm" svg:x="19.59cm" svg:y="6.272cm" svg:viewBox="0 0 638 935" svg:d="M132 386c67 42 123 42 140 42 126 0 221-95 221-204 0-39-11-92-56-140 56-56 123-56 129-56 5 0 14 0 19 3-14 5-22 19-22 36 0 20 14 37 39 37 11 0 36-6 36-40 0-25-19-64-70-64-75 0-128 45-151 67-42-33-92-50-145-50-129 0-224 95-224 204 0 81 50 135 64 146-17 22-42 64-42 120 0 81 50 118 62 123-68 20-132 70-132 146 0 98 134 179 308 179 171 0 311-75 311-182 0-36-9-120-95-165-73-36-143-36-266-36-87 0-98 0-124-28-14-14-25-40-25-70 0-26 9-48 23-68zM272 400c-126 0-126-145-126-176 0-25 0-84 25-123 28-42 70-56 101-56 123 0 123 145 123 176 0 25 0 84-23 123-28 42-70 56-100 56zM311 904c-137 0-241-70-241-151 0-11 3-67 56-103 31-20 45-20 146-20 117 0 277 0 277 123 0 84-107 151-238 151z">
            <text:p/>
          </draw:path>
          <draw:path draw:style-name="gr2" draw:layer="layout" svg:width="0.626cm" svg:height="0.649cm" svg:x="20.771cm" svg:y="6.28cm" svg:viewBox="0 0 627 650" svg:d="M487 255c0-76 0-135-64-191-48-44-112-64-177-64-114 0-204 76-204 168 0 42 25 62 59 62 33 0 59-23 59-56 0-59-51-59-73-59 33-62 101-87 157-87 67 0 151 53 151 182v59c-286 3-395 123-395 232 0 112 132 149 218 149 93 0 157-59 185-126 6 67 51 117 112 117 28 0 112-19 112-134v-79h-33v79c0 81-34 92-54 92-53 0-53-73-53-95zM395 434c0 140-104 188-165 188-70 0-129-54-129-121 0-187 243-204 294-207z">
            <text:p/>
          </draw:path>
          <draw:path draw:style-name="gr2" draw:layer="layout" svg:width="0.693cm" svg:height="0.626cm" svg:x="21.449cm" svg:y="6.286cm" svg:viewBox="0 0 694 627" svg:d="M588 283c0-135 0-174-34-219-42-56-106-64-156-64-138 0-191 118-202 146h-3v-146l-193 17v39c98 0 109 11 109 81v387c0 61-17 61-109 61v42c36-3 115-3 154-3 42 0 118 0 154 3v-42c-90 0-106 0-106-61v-266c0-149 98-230 184-230 90 0 110 73 110 160v336c0 61-17 61-110 61v42c37-3 115-3 154-3 42 0 118 0 154 3v-42c-70 0-106 0-106-42z">
            <text:p/>
          </draw:path>
          <draw:path draw:style-name="gr2" draw:layer="layout" svg:width="0.682cm" svg:height="0.999cm" svg:x="22.222cm" svg:y="5.927cm" svg:viewBox="0 0 683 1000" svg:d="M378 17v39c95 0 106 11 106 81v314c-28-42-89-93-176-93-165 0-308 140-308 322s134 320 291 320c109 0 171-70 191-98v98l201-14v-40c-98 0-109-11-109-81v-865zM482 820c0 26 0 28-20 62-34 48-92 90-162 90-37 0-191-14-191-289 0-103 17-159 48-207 28-45 84-87 157-87 86 0 137 62 151 87 17 22 17 25 17 50z">
            <text:p/>
          </draw:path>
          <draw:path draw:style-name="gr2" draw:layer="layout" svg:width="0.579cm" svg:height="0.973cm" svg:x="23.465cm" svg:y="5.969cm" svg:viewBox="0 0 580 974" svg:d="M204 434c-25 3-30 3-30 17s8 14 33 14h65c120 0 176 101 176 235 0 188-98 235-168 235-67 0-185-31-227-126 48 9 87-17 87-70 0-39-28-67-70-67-34 0-70 20-70 73 0 126 126 229 286 229 168 0 294-128 294-271 0-132-107-235-241-258 123-36 201-140 201-249 0-115-114-196-254-196-143 0-247 87-247 190 0 56 42 68 65 68 30 0 64-20 64-62 0-48-34-67-64-67-9 0-12 0-17 3 53-98 187-98 196-98 45 0 140 22 140 162 0 25-6 106-48 165-42 65-89 67-129 70z">
            <text:p/>
          </draw:path>
          <draw:path draw:style-name="gr2" draw:layer="layout" svg:width="0.923cm" svg:height="0.971cm" svg:x="24.159cm" svg:y="5.944cm" svg:viewBox="0 0 924 972" svg:d="M0 0v42h28c104 0 106 14 106 67v753c0 54-2 68-106 68h-28v42h498c236 0 426-213 426-476 0-275-190-496-426-496zM314 930c-65 0-68-12-68-56v-776c0-48 3-56 68-56h148c118 0 213 56 269 151 64 101 64 244 64 300 0 81 0 213-81 319-48 59-132 118-252 118z">
            <text:p/>
          </draw:path>
          <draw:path draw:style-name="gr2" draw:layer="layout" svg:width="0.959cm" svg:height="0.999cm" svg:x="5.391cm" svg:y="7.714cm" svg:viewBox="0 0 960 1000" svg:d="M540 487c140-33 250-123 250-232 0-137-160-255-364-255h-426v42h28c104 0 106 14 106 67v753c0 54-2 68-106 68h-28v42c34-3 148-3 190-3s160 0 194 3v-42h-31c-101 0-107-14-107-68v-364h166c56 0 109 17 145 56 51 54 51 84 51 182 0 112 0 149 61 210 23 23 81 54 160 54 112 0 131-124 131-154 0-9 0-20-16-20-14 0-14 8-17 22-6 84-48 124-93 124-64 0-78-68-92-143 0-9-8-70-14-107-8-70-14-114-56-159-17-17-53-53-132-76zM406 470h-160v-372c0-34 0-50 31-56 14 0 56 0 84 0 115 0 297 0 297 213 0 126-67 215-252 215z">
            <text:p/>
          </draw:path>
          <draw:path draw:style-name="gr2" draw:layer="layout" svg:width="0.537cm" svg:height="0.649cm" svg:x="6.396cm" svg:y="8.05cm" svg:viewBox="0 0 538 650" svg:d="M504 305c31 0 34 0 34-28 0-143-79-277-250-277-162 0-288 146-288 322 0 188 146 328 302 328 171 0 236-154 236-185 0-9-9-14-17-14-11 0-14 8-17 14-36 120-132 154-193 154-59 0-202-42-202-289v-25zM109 277c11-224 137-249 177-249 154 0 162 202 162 249z">
            <text:p/>
          </draw:path>
          <draw:path draw:style-name="gr2" draw:layer="layout" svg:width="0.528cm" svg:height="0.649cm" svg:x="7.02cm" svg:y="8.05cm" svg:viewBox="0 0 529 650" svg:d="M465 109c-17 0-70 0-70 56 0 37 25 59 59 59 33 0 61-20 61-62 0-95-101-162-215-162-168 0-300 148-300 328 0 182 137 322 297 322 190 0 232-171 232-185 0-11-11-11-14-11-14 0-14 2-19 19-31 101-110 146-185 146-87 0-202-76-202-294 0-235 121-294 191-294 56 0 134 22 165 78z">
            <text:p/>
          </draw:path>
          <draw:path draw:style-name="gr2" draw:layer="layout" svg:width="0.609cm" svg:height="0.649cm" svg:x="7.628cm" svg:y="8.05cm" svg:viewBox="0 0 610 650" svg:d="M610 330c0-184-140-330-305-330-171 0-305 151-305 330 0 182 143 320 305 320 168 0 305-140 305-320zM305 619c-53 0-115-25-157-93-39-64-39-148-39-210 0-53 0-140 42-204 42-62 104-84 154-84 56 0 115 25 154 81 42 67 42 157 42 207 0 51 0 140-36 208-39 67-104 95-160 95z">
            <text:p/>
          </draw:path>
          <draw:path draw:style-name="gr2" draw:layer="layout" svg:width="0.693cm" svg:height="0.626cm" svg:x="8.325cm" svg:y="8.058cm" svg:viewBox="0 0 694 627" svg:d="M588 283c0-135 0-174-34-219-42-56-106-64-156-64-138 0-191 118-202 146h-3v-146l-193 17v39c98 0 109 11 109 81v387c0 61-17 61-109 61v42c36-3 115-3 154-3 42 0 118 0 154 3v-42c-90 0-106 0-106-61v-266c0-149 98-230 184-230 90 0 110 73 110 160v336c0 61-17 61-110 61v42c37-3 115-3 154-3 42 0 118 0 154 3v-42c-70 0-106 0-106-42z">
            <text:p/>
          </draw:path>
          <draw:path draw:style-name="gr2" draw:layer="layout" svg:width="0.453cm" svg:height="0.649cm" svg:x="9.098cm" svg:y="8.05cm" svg:viewBox="0 0 454 650" svg:d="M420 34c0-26 0-34-14-34-11 0-39 31-48 45-44-37-89-45-134-45-174 0-224 95-224 174 0 14 0 64 53 114 48 40 95 48 160 62 78 17 98 20 134 48 25 22 45 53 45 92 0 62-36 132-162 132-96 0-163-56-194-199-5-25-5-25-8-28-3-6-8-6-11-6-17 0-17 9-17 34v193c0 25 0 34 14 34 8 0 8-3 34-31 5-11 5-14 28-37 53 68 131 68 156 68 149 0 222-84 222-196 0-76-45-124-59-135-51-45-90-53-185-70-42-8-146-28-146-115 0-42 31-109 157-109 157 0 165 132 168 177 3 11 11 11 17 11 14 0 14-6 14-31z">
            <text:p/>
          </draw:path>
          <draw:path draw:style-name="gr2" draw:layer="layout" svg:width="0.439cm" svg:height="0.887cm" svg:x="9.624cm" svg:y="7.812cm" svg:viewBox="0 0 440 888" svg:d="M213 302h201v-42h-201v-260h-31c0 134-53 269-182 274v28h120v395c0 160 107 191 182 191 90 0 138-87 138-191v-81h-31v78c0 104-42 163-98 163-98 0-98-132-98-157z">
            <text:p/>
          </draw:path>
          <draw:path draw:style-name="gr2" draw:layer="layout" svg:width="0.461cm" svg:height="0.626cm" svg:x="10.179cm" svg:y="8.058cm" svg:viewBox="0 0 462 627" svg:d="M199 297c0-140 56-269 165-269 11 0 14 0 20 3-12 5-34 14-34 50 0 42 34 59 56 59 28 0 56-20 56-59 0-42-36-81-98-81-120 0-162 132-171 157h-3v-157l-190 17v39c98 0 109 11 109 81v387c0 61-17 61-109 61v42c39-3 118-3 162-3 37 0 138 0 171 3v-42h-28c-103 0-106-14-106-64z">
            <text:p/>
          </draw:path>
          <draw:path draw:style-name="gr2" draw:layer="layout" svg:width="0.696cm" svg:height="0.64cm" svg:x="10.722cm" svg:y="8.058cm" svg:viewBox="0 0 697 641" svg:d="M386 17v39c98 0 110 11 110 81v255c0 120-65 221-171 221-118 0-123-67-123-143v-470l-202 17v39c109 0 109 6 109 132v212c0 90 0 140 42 188 34 36 93 53 165 53 23 0 70 0 118-39 42-34 64-87 64-87v126l199-14v-42c-98 0-109-8-109-78v-507z">
            <text:p/>
          </draw:path>
          <draw:path draw:style-name="gr2" draw:layer="layout" svg:width="0.528cm" svg:height="0.649cm" svg:x="11.497cm" svg:y="8.05cm" svg:viewBox="0 0 529 650" svg:d="M465 109c-17 0-70 0-70 56 0 37 25 59 59 59 33 0 61-20 61-62 0-95-101-162-215-162-168 0-300 148-300 328 0 182 137 322 297 322 190 0 232-171 232-185 0-11-11-11-14-11-14 0-14 2-19 19-31 101-110 146-185 146-87 0-202-76-202-294 0-235 121-294 191-294 56 0 134 22 165 78z">
            <text:p/>
          </draw:path>
          <draw:path draw:style-name="gr2" draw:layer="layout" svg:width="0.439cm" svg:height="0.887cm" svg:x="12.091cm" svg:y="7.812cm" svg:viewBox="0 0 440 888" svg:d="M213 302h201v-42h-201v-260h-31c0 134-53 269-182 274v28h120v395c0 160 107 191 182 191 90 0 138-87 138-191v-81h-31v78c0 104-42 163-98 163-98 0-98-132-98-157z">
            <text:p/>
          </draw:path>
          <draw:path draw:style-name="gr2" draw:layer="layout" svg:width="0.296cm" svg:height="0.945cm" svg:x="12.651cm" svg:y="7.742cm" svg:viewBox="0 0 297 946" svg:d="M202 70c0-36-31-70-70-70-37 0-70 31-70 67 0 45 36 70 70 70 44 0 70-36 70-67zM6 333v42c89 0 103 9 103 79v386c0 64-17 64-109 64v42c39-2 109-2 151-2 14 0 98 0 146 2v-42c-93 0-98-8-98-61v-524z">
            <text:p/>
          </draw:path>
          <draw:path draw:style-name="gr2" draw:layer="layout" svg:width="0.609cm" svg:height="0.649cm" svg:x="13.032cm" svg:y="8.05cm" svg:viewBox="0 0 610 650" svg:d="M610 330c0-184-140-330-305-330-171 0-305 151-305 330 0 182 143 320 305 320 168 0 305-140 305-320zM305 619c-53 0-115-25-157-93-39-64-39-148-39-210 0-53 0-140 42-204 42-62 104-84 154-84 56 0 115 25 154 81 42 67 42 157 42 207 0 51 0 140-36 208-39 67-104 95-160 95z">
            <text:p/>
          </draw:path>
          <draw:path draw:style-name="gr2" draw:layer="layout" svg:width="0.693cm" svg:height="0.626cm" svg:x="13.729cm" svg:y="8.058cm" svg:viewBox="0 0 694 627" svg:d="M588 283c0-135 0-174-34-219-42-56-106-64-156-64-138 0-191 118-202 146h-3v-146l-193 17v39c98 0 109 11 109 81v387c0 61-17 61-109 61v42c36-3 115-3 154-3 42 0 118 0 154 3v-42c-90 0-106 0-106-61v-266c0-149 98-230 184-230 90 0 110 73 110 160v336c0 61-17 61-110 61v42c37-3 115-3 154-3 42 0 118 0 154 3v-42c-70 0-106 0-106-42z">
            <text:p/>
          </draw:path>
          <draw:path draw:style-name="gr2" draw:layer="layout" svg:width="0.923cm" svg:height="0.999cm" svg:x="14.975cm" svg:y="7.714cm" svg:viewBox="0 0 924 1000" svg:d="M753 644c0 199-137 316-269 316-86 0-235-58-235-308v-543c0-53 6-67 107-67h30v-42c-36 3-151 3-193 3s-159 0-193-3v42h28c104 0 106 14 106 67v535c0 207 166 356 348 356 196 0 308-194 308-334v-537c0-87 109-87 134-87v-42c-36 3-112 3-151 3-42 0-118 0-157-3v42c137 0 137 67 137 104z">
            <text:p/>
          </draw:path>
          <draw:path draw:style-name="gr2" draw:layer="layout" svg:width="0.453cm" svg:height="0.649cm" svg:x="16.006cm" svg:y="8.05cm" svg:viewBox="0 0 454 650" svg:d="M420 34c0-26 0-34-14-34-11 0-39 31-48 45-44-37-89-45-134-45-174 0-224 95-224 174 0 14 0 64 53 114 48 40 95 48 160 62 78 17 98 20 134 48 25 22 45 53 45 92 0 62-36 132-162 132-96 0-163-56-194-199-5-25-5-25-8-28-3-6-8-6-11-6-17 0-17 9-17 34v193c0 25 0 34 14 34 8 0 8-3 34-31 5-11 5-14 28-37 53 68 131 68 156 68 149 0 222-84 222-196 0-76-45-124-59-135-51-45-90-53-185-70-42-8-146-28-146-115 0-42 31-109 157-109 157 0 165 132 168 177 3 11 11 11 17 11 14 0 14-6 14-31z">
            <text:p/>
          </draw:path>
          <draw:path draw:style-name="gr2" draw:layer="layout" svg:width="0.296cm" svg:height="0.945cm" svg:x="16.552cm" svg:y="7.742cm" svg:viewBox="0 0 297 946" svg:d="M202 70c0-36-31-70-70-70-37 0-70 31-70 67 0 45 36 70 70 70 44 0 70-36 70-67zM6 333v42c89 0 103 9 103 79v386c0 64-17 64-109 64v42c39-2 109-2 151-2 14 0 98 0 146 2v-42c-93 0-98-8-98-61v-524z">
            <text:p/>
          </draw:path>
          <draw:path draw:style-name="gr2" draw:layer="layout" svg:width="0.696cm" svg:height="0.626cm" svg:x="16.935cm" svg:y="8.058cm" svg:viewBox="0 0 697 627" svg:d="M588 283c0-135 0-174-34-219-42-56-106-64-156-64-138 0-191 118-202 146h-3v-146l-193 17v39c98 0 109 11 109 81v387c0 61-17 61-109 61v42c36-3 115-3 154-3 42 0 118 0 154 3v-42c-90 0-106 0-106-61v-266c0-149 98-230 184-230 90 0 110 73 110 160v336c0 61-17 61-110 61v42c37-3 115-3 154-3 42 0 118 0 157 3v-42c-73 0-109 0-109-42z">
            <text:p/>
          </draw:path>
          <draw:path draw:style-name="gr2" draw:layer="layout" svg:width="0.637cm" svg:height="0.934cm" svg:x="17.7cm" svg:y="8.041cm" svg:viewBox="0 0 638 935" svg:d="M132 386c67 42 123 42 140 42 126 0 221-95 221-204 0-39-11-92-56-140 56-56 123-56 129-56 5 0 14 0 19 3-14 5-22 19-22 36 0 20 14 37 39 37 11 0 36-6 36-40 0-25-19-64-70-64-75 0-128 45-151 67-42-33-92-50-145-50-129 0-224 95-224 204 0 81 50 135 64 146-17 22-42 64-42 120 0 81 50 118 62 123-68 20-132 70-132 146 0 98 134 179 308 179 171 0 311-75 311-182 0-36-9-120-95-165-73-36-143-36-266-36-87 0-98 0-124-28-14-14-25-40-25-70 0-26 9-48 23-68zM272 400c-126 0-126-145-126-176 0-25 0-84 25-123 28-42 70-56 101-56 123 0 123 145 123 176 0 25 0 84-23 123-28 42-70 56-100 56zM311 904c-137 0-241-70-241-151 0-11 3-67 56-103 31-20 45-20 146-20 117 0 277 0 277 123 0 84-107 151-238 151z">
            <text:p/>
          </draw:path>
          <draw:path draw:style-name="gr2" draw:layer="layout" svg:width="0.618cm" svg:height="1.029cm" svg:x="18.895cm" svg:y="7.686cm" svg:viewBox="0 0 619 1030" svg:d="M218 409c-72-20-137-90-137-182 0-98 81-188 193-188 233 0 264 230 272 291 3 17 3 23 17 23 17 0 17-9 17-34v-285c0-26 0-34-14-34-6 0-12 0-20 20l-48 86c-67-89-162-106-224-106-159 0-274 126-274 272 0 67 25 131 76 187 50 56 100 67 201 93 51 11 129 33 149 42 67 30 112 109 112 187 0 107-76 207-194 207-64 0-154-14-224-75-81-76-86-177-89-224 0-11-11-11-14-11-17 0-17 8-17 33v286c0 25 0 33 14 33 8 0 11-2 20-19 5-11 36-65 47-87 51 59 140 106 263 106 160 0 275-134 275-291 0-87-34-151-70-199-53-61-118-78-174-92z">
            <text:p/>
          </draw:path>
          <draw:path draw:style-name="gr2" draw:layer="layout" svg:width="0.296cm" svg:height="0.945cm" svg:x="19.634cm" svg:y="7.742cm" svg:viewBox="0 0 297 946" svg:d="M202 70c0-36-31-70-70-70-37 0-70 31-70 67 0 45 36 70 70 70 44 0 70-36 70-67zM6 333v42c89 0 103 9 103 79v386c0 64-17 64-109 64v42c39-2 109-2 151-2 14 0 98 0 146 2v-42c-93 0-98-8-98-61v-524z">
            <text:p/>
          </draw:path>
          <draw:path draw:style-name="gr2" draw:layer="layout" svg:width="0.637cm" svg:height="0.934cm" svg:x="20.012cm" svg:y="8.041cm" svg:viewBox="0 0 638 935" svg:d="M132 386c67 42 123 42 140 42 126 0 221-95 221-204 0-39-11-92-56-140 56-56 123-56 129-56 5 0 14 0 19 3-14 5-22 19-22 36 0 20 14 37 39 37 11 0 36-6 36-40 0-25-19-64-70-64-75 0-128 45-151 67-42-33-92-50-145-50-129 0-224 95-224 204 0 81 50 135 64 146-17 22-42 64-42 120 0 81 50 118 62 123-68 20-132 70-132 146 0 98 134 179 308 179 171 0 311-75 311-182 0-36-9-120-95-165-73-36-143-36-266-36-87 0-98 0-124-28-14-14-25-40-25-70 0-26 9-48 23-68zM272 400c-126 0-126-145-126-176 0-25 0-84 25-123 28-42 70-56 101-56 123 0 123 145 123 176 0 25 0 84-23 123-28 42-70 56-100 56zM311 904c-137 0-241-70-241-151 0-11 3-67 56-103 31-20 45-20 146-20 117 0 277 0 277 123 0 84-107 151-238 151z">
            <text:p/>
          </draw:path>
          <draw:path draw:style-name="gr2" draw:layer="layout" svg:width="0.696cm" svg:height="0.626cm" svg:x="20.712cm" svg:y="8.058cm" svg:viewBox="0 0 697 627" svg:d="M588 283c0-135 0-174-34-219-42-56-106-64-156-64-138 0-191 118-202 146h-3v-146l-193 17v39c98 0 109 11 109 81v387c0 61-17 61-109 61v42c36-3 115-3 154-3 42 0 118 0 154 3v-42c-90 0-106 0-106-61v-266c0-149 98-230 184-230 90 0 110 73 110 160v336c0 61-17 61-110 61v42c37-3 115-3 154-3 42 0 118 0 157 3v-42c-73 0-109 0-109-42z">
            <text:p/>
          </draw:path>
          <draw:path draw:style-name="gr2" draw:layer="layout" svg:width="0.537cm" svg:height="0.649cm" svg:x="21.482cm" svg:y="8.05cm" svg:viewBox="0 0 538 650" svg:d="M504 305c31 0 34 0 34-28 0-143-79-277-250-277-162 0-288 146-288 322 0 188 146 328 302 328 171 0 236-154 236-185 0-9-9-14-17-14-11 0-14 8-17 14-36 120-132 154-193 154-59 0-202-42-202-289v-25zM109 277c11-224 137-249 177-249 154 0 162 202 162 249z">
            <text:p/>
          </draw:path>
          <draw:path draw:style-name="gr2" draw:layer="layout" svg:width="0.682cm" svg:height="0.999cm" svg:x="22.104cm" svg:y="7.7cm" svg:viewBox="0 0 683 1000" svg:d="M378 17v39c95 0 106 11 106 81v314c-28-42-89-93-176-93-165 0-308 140-308 322s134 320 291 320c109 0 171-70 191-98v98l201-14v-40c-98 0-109-11-109-81v-865zM482 820c0 26 0 28-20 62-34 48-92 90-162 90-37 0-191-14-191-289 0-103 17-159 48-207 28-45 84-87 157-87 86 0 137 62 151 87 17 22 17 25 17 50z">
            <text:p/>
          </draw:path>
          <draw:path draw:style-name="gr2" draw:layer="layout" svg:width="0.923cm" svg:height="0.971cm" svg:x="8.35cm" svg:y="9.486cm" svg:viewBox="0 0 924 972" svg:d="M0 0v42h28c104 0 106 14 106 67v753c0 54-2 68-106 68h-28v42h498c236 0 426-213 426-476 0-275-190-496-426-496zM314 930c-65 0-68-12-68-56v-776c0-48 3-56 68-56h148c118 0 213 56 269 151 64 101 64 244 64 300 0 81 0 213-81 319-48 59-132 118-252 118z">
            <text:p/>
          </draw:path>
          <draw:path draw:style-name="gr2" draw:layer="layout" svg:width="0.296cm" svg:height="0.945cm" svg:x="9.397cm" svg:y="9.511cm" svg:viewBox="0 0 297 946" svg:d="M202 70c0-36-31-70-70-70-37 0-70 31-70 67 0 45 36 70 70 70 44 0 70-36 70-67zM6 333v42c89 0 103 9 103 79v386c0 64-17 64-109 64v42c39-2 109-2 151-2 14 0 98 0 146 2v-42c-93 0-98-8-98-64v-521z">
            <text:p/>
          </draw:path>
          <draw:path draw:style-name="gr2" draw:layer="layout" svg:width="0.453cm" svg:height="0.649cm" svg:x="9.781cm" svg:y="9.822cm" svg:viewBox="0 0 454 650" svg:d="M420 34c0-26 0-34-14-34-11 0-39 31-48 45-44-37-89-45-134-45-174 0-224 95-224 174 0 14 0 64 53 114 48 40 95 48 160 62 78 17 98 20 134 48 25 22 45 53 45 92 0 62-36 132-162 132-96 0-163-56-194-199-5-25-5-25-8-28-3-6-8-6-11-6-17 0-17 9-17 34v193c0 25 0 34 14 34 8 0 8-3 34-31 5-11 5-14 28-37 53 68 131 68 156 68 149 0 222-84 222-196 0-76-45-124-59-135-51-45-90-53-185-70-42-8-146-28-146-115 0-42 31-109 157-109 157 0 165 132 168 177 3 11 11 11 17 11 14 0 14-6 14-31z">
            <text:p/>
          </draw:path>
          <draw:path draw:style-name="gr2" draw:layer="layout" svg:width="0.439cm" svg:height="0.887cm" svg:x="10.307cm" svg:y="9.584cm" svg:viewBox="0 0 440 888" svg:d="M213 302h201v-42h-201v-260h-31c0 134-53 269-182 274v28h120v395c0 160 107 191 182 191 90 0 138-87 138-191v-81h-31v78c0 104-42 163-98 163-98 0-98-132-98-157z">
            <text:p/>
          </draw:path>
          <draw:path draw:style-name="gr2" draw:layer="layout" svg:width="0.626cm" svg:height="0.649cm" svg:x="10.884cm" svg:y="9.822cm" svg:viewBox="0 0 627 650" svg:d="M487 255c0-76 0-135-64-191-48-44-112-64-177-64-114 0-204 76-204 168 0 42 25 62 59 62 33 0 59-23 59-56 0-59-51-59-73-59 33-62 101-87 157-87 67 0 151 53 151 182v59c-286 3-395 123-395 232 0 112 132 149 218 149 93 0 157-59 185-126 6 67 51 117 112 117 28 0 112-19 112-134v-79h-33v79c0 81-34 95-54 95-53 0-53-76-53-98zM395 434c0 140-104 188-165 188-70 0-129-54-129-121 0-187 243-204 294-207z">
            <text:p/>
          </draw:path>
          <draw:path draw:style-name="gr2" draw:layer="layout" svg:width="0.696cm" svg:height="0.626cm" svg:x="11.562cm" svg:y="9.83cm" svg:viewBox="0 0 697 627" svg:d="M588 283c0-135 0-174-34-219-42-56-106-64-156-64-138 0-191 118-202 146h-3v-146l-193 17v39c98 0 109 11 109 81v387c0 61-17 61-109 61v42c36-3 115-3 154-3 42 0 118 0 154 3v-42c-90 0-106 0-106-61v-266c0-149 98-230 184-230 90 0 110 73 110 160v336c0 61-17 61-110 61v42c37-3 115-3 154-3 42 0 118 0 157 3v-42c-73 0-109 0-109-42z">
            <text:p/>
          </draw:path>
          <draw:path draw:style-name="gr2" draw:layer="layout" svg:width="0.528cm" svg:height="0.649cm" svg:x="12.337cm" svg:y="9.822cm" svg:viewBox="0 0 529 650" svg:d="M465 109c-17 0-70 0-70 56 0 37 25 59 59 59 33 0 61-20 61-62 0-95-101-162-215-162-168 0-300 148-300 328 0 182 137 322 297 322 187 0 232-171 232-185 0-11-11-11-14-11-14 0-14 2-19 19-31 101-110 146-185 146-87 0-202-76-202-294 0-235 121-294 191-294 56 0 134 22 165 78z">
            <text:p/>
          </draw:path>
          <draw:path draw:style-name="gr2" draw:layer="layout" svg:width="0.537cm" svg:height="0.649cm" svg:x="12.945cm" svg:y="9.822cm" svg:viewBox="0 0 538 650" svg:d="M504 305c31 0 34 0 34-28 0-143-79-277-250-277-162 0-288 146-288 322 0 188 146 328 302 328 171 0 236-154 236-185 0-9-9-14-17-14-11 0-14 8-17 14-36 120-132 154-193 154-59 0-202-42-202-289v-25zM109 277c11-224 137-249 177-249 154 0 162 202 162 249z">
            <text:p/>
          </draw:path>
          <draw:path draw:style-name="gr2" draw:layer="layout" svg:width="0.789cm" svg:height="0.968cm" svg:x="14.04cm" svg:y="9.489cm" svg:viewBox="0 0 790 969" svg:d="M753 0h-753v42h28c104 0 106 14 106 67v751c0 53-2 67-106 67h-28v42c34-3 160-3 204-3 48 0 174 0 216 3v-42h-42c-126 0-129-17-129-67v-356h126c135 0 149 48 149 168h30v-375h-30c0 120-14 165-149 165h-126v-364c0-48 3-56 67-56h177c204 0 246 76 266 274h31z">
            <text:p/>
          </draw:path>
          <draw:path draw:style-name="gr2" draw:layer="layout" svg:width="0.696cm" svg:height="0.64cm" svg:x="14.818cm" svg:y="9.83cm" svg:viewBox="0 0 697 641" svg:d="M386 17v39c98 0 110 11 110 81v255c0 120-65 221-171 221-118 0-123-67-123-143v-470l-202 17v39c109 0 109 6 109 132v212c0 90 0 140 42 188 34 36 93 53 165 53 23 0 70 0 118-39 42-34 64-87 64-87v126l199-14v-42c-98 0-109-8-109-78v-507z">
            <text:p/>
          </draw:path>
          <draw:path draw:style-name="gr2" draw:layer="layout" svg:width="0.693cm" svg:height="0.626cm" svg:x="15.588cm" svg:y="9.83cm" svg:viewBox="0 0 694 627" svg:d="M588 283c0-135 0-174-34-219-42-56-106-64-156-64-138 0-191 118-202 146h-3v-146l-193 17v39c98 0 109 11 109 81v387c0 61-17 61-109 61v42c36-3 115-3 154-3 42 0 118 0 154 3v-42c-90 0-106 0-106-61v-266c0-149 98-230 184-230 90 0 110 73 110 160v336c0 61-17 61-110 61v42c37-3 115-3 154-3 42 0 118 0 154 3v-42c-70 0-106 0-106-42z">
            <text:p/>
          </draw:path>
          <draw:path draw:style-name="gr2" draw:layer="layout" svg:width="0.528cm" svg:height="0.649cm" svg:x="16.364cm" svg:y="9.822cm" svg:viewBox="0 0 529 650" svg:d="M465 109c-17 0-70 0-70 56 0 37 25 59 59 59 33 0 61-20 61-62 0-95-101-162-215-162-168 0-300 148-300 328 0 182 137 322 297 322 187 0 232-171 232-185 0-11-11-11-14-11-14 0-14 2-19 19-31 101-110 146-185 146-87 0-202-76-202-294 0-235 121-294 191-294 56 0 134 22 165 78z">
            <text:p/>
          </draw:path>
          <draw:path draw:style-name="gr2" draw:layer="layout" svg:width="0.439cm" svg:height="0.887cm" svg:x="16.958cm" svg:y="9.584cm" svg:viewBox="0 0 440 888" svg:d="M213 302h201v-42h-201v-260h-31c0 134-53 269-182 274v28h120v395c0 160 107 191 182 191 90 0 138-87 138-191v-81h-31v78c0 104-42 163-98 163-98 0-98-132-98-157z">
            <text:p/>
          </draw:path>
          <draw:path draw:style-name="gr2" draw:layer="layout" svg:width="0.296cm" svg:height="0.945cm" svg:x="17.518cm" svg:y="9.511cm" svg:viewBox="0 0 297 946" svg:d="M202 70c0-36-31-70-70-70-37 0-70 31-70 67 0 45 36 70 70 70 44 0 70-36 70-67zM6 333v42c89 0 103 9 103 79v386c0 64-17 64-109 64v42c39-2 109-2 151-2 14 0 98 0 146 2v-42c-93 0-98-8-98-64v-521z">
            <text:p/>
          </draw:path>
          <draw:path draw:style-name="gr2" draw:layer="layout" svg:width="0.609cm" svg:height="0.649cm" svg:x="17.898cm" svg:y="9.822cm" svg:viewBox="0 0 610 650" svg:d="M610 330c0-184-140-330-305-330-171 0-305 151-305 330 0 182 143 320 305 320 168 0 305-140 305-320zM305 619c-53 0-115-25-157-93-39-64-39-148-39-210 0-53 0-140 42-204 42-62 104-84 154-84 56 0 115 25 154 81 42 67 42 157 42 207 0 51 0 140-36 208-39 67-104 95-160 95z">
            <text:p/>
          </draw:path>
          <draw:path draw:style-name="gr2" draw:layer="layout" svg:width="0.696cm" svg:height="0.626cm" svg:x="18.596cm" svg:y="9.83cm" svg:viewBox="0 0 697 627" svg:d="M588 283c0-135 0-174-34-219-42-56-106-64-156-64-138 0-191 118-202 146h-3v-146l-193 17v39c98 0 109 11 109 81v387c0 61-17 61-109 61v42c36-3 115-3 154-3 42 0 118 0 154 3v-42c-90 0-106 0-106-61v-266c0-149 98-230 184-230 90 0 110 73 110 160v336c0 61-17 61-110 61v42c37-3 115-3 154-3 42 0 118 0 157 3v-42c-73 0-109 0-109-42z">
            <text:p/>
          </draw:path>
          <draw:path draw:style-name="gr2" draw:layer="layout" svg:width="0.453cm" svg:height="0.649cm" svg:x="19.368cm" svg:y="9.822cm" svg:viewBox="0 0 454 650" svg:d="M420 34c0-26 0-34-14-34-11 0-39 31-48 45-44-37-89-45-134-45-174 0-224 95-224 174 0 14 0 64 53 114 48 40 95 48 160 62 78 17 98 20 134 48 25 22 45 53 45 92 0 62-36 132-162 132-96 0-163-56-194-199-5-25-5-25-8-28-3-6-8-6-11-6-17 0-17 9-17 34v193c0 25 0 34 14 34 8 0 8-3 34-31 5-11 5-14 28-37 53 68 131 68 156 68 149 0 222-84 222-196 0-76-45-124-59-135-51-45-90-53-185-70-42-8-146-28-146-115 0-42 31-109 157-109 157 0 165 132 168 177 3 11 11 11 17 11 14 0 14-6 14-31z">
            <text:p/>
          </draw:path>
          <draw:path draw:style-name="gr2" draw:layer="layout" svg:width="0.562cm" svg:height="0.604cm" svg:x="3.027cm" svg:y="10.934cm" svg:viewBox="0 0 563 605" svg:d="M512 0h-512v28h20c70 0 70 8 70 42v465c0 33 0 42-70 42h-20v28h524l39-230h-25c-23 137-48 202-199 202h-123c-42 0-45-6-45-37v-235h84c87 0 98 28 98 104h22v-235h-22c0 75-11 103-98 103h-84v-213c0-30 3-36 45-36h117c140 0 165 48 179 174h26z">
            <text:p/>
          </draw:path>
          <draw:path draw:style-name="gr2" draw:layer="layout" svg:width="0.307cm" svg:height="0.394cm" svg:x="3.641cm" svg:y="11.146cm" svg:viewBox="0 0 308 395" svg:d="M132 190c0-36 11-168 112-168 0 3-17 12-17 34 0 25 19 39 39 39s42-14 42-39c0-28-28-56-67-56-56 0-93 36-112 92h-3v-92l-126 11v25c62 0 70 9 70 51v238c0 42-11 42-70 42v28c48-3 59-3 104-3 36 0 58 0 114 3v-28h-16c-68 0-70-11-70-42z">
            <text:p/>
          </draw:path>
          <draw:path draw:style-name="gr2" draw:layer="layout" svg:width="0.195cm" svg:height="0.595cm" svg:x="4.002cm" svg:y="10.942cm" svg:viewBox="0 0 196 596" svg:d="M132 202l-129 11v28c59 0 67 5 67 47v238c0 42-11 42-70 42v28c39-2 59-2 98-2 14 0 53 0 98 2v-28c-59 0-64-5-64-39zM134 48c0-26-19-48-47-48s-48 22-48 48c0 25 20 47 48 47s47-19 47-47z">
            <text:p/>
          </draw:path>
          <draw:path draw:style-name="gr2" draw:layer="layout" svg:width="0.349cm" svg:height="0.408cm" svg:x="4.254cm" svg:y="11.141cm" svg:viewBox="0 0 350 409" svg:d="M294 50c-17 3-36 14-36 40 0 25 19 42 42 42 22 0 42-14 42-42 0-56-65-90-143-90-112 0-199 95-199 207 0 115 92 202 199 202 123 0 151-107 151-115 0-11-8-11-11-11-11 0-11 3-17 17-20 61-70 84-115 84-56 0-131-45-131-177 0-140 72-182 126-182 11 0 58 3 92 25z">
            <text:p/>
          </draw:path>
          <draw:path draw:style-name="gr2" draw:layer="layout" svg:width="0.559cm" svg:height="0.607cm" svg:x="4.968cm" svg:y="10.931cm" svg:viewBox="0 0 560 608" svg:d="M165 64c0-30 3-36 45-36h115c87 0 123 70 123 123 0 67-59 129-143 129h-140zM384 291c86-19 151-75 151-140 0-78-87-151-205-151h-330v28h20c70 0 70 8 70 42v468c0 33 0 42-70 42h-20v28h356c120 0 204-79 204-163 0-78-78-145-176-154zM210 580c-42 0-45-6-45-37v-241h168c104 0 137 87 137 143 0 67-53 135-142 135z">
            <text:p/>
          </draw:path>
          <draw:path draw:style-name="gr2" draw:layer="layout" svg:width="0.444cm" svg:height="0.565cm" svg:x="5.592cm" svg:y="11.155cm" svg:viewBox="0 0 445 566" svg:d="M146 70c-6-14-6-17-6-20 0-22 28-22 48-22v-28c-42 3-62 3-98 3-3 0-54 0-90-3v28c42 0 59 0 70 25l140 331-22 53c-20 47-45 106-104 106-22 0-36-11-39-14 5 0 31-5 31-36 0-23-17-39-37-39-22 0-39 16-39 39 0 39 36 73 84 73 59 0 95-51 118-101l162-375c8-23 25-62 81-62v-28c-28 3-56 3-67 3-25 0-53 0-78-3v28c42 0 42 34 42 36 0 12-3 20-9 26l-89 212z">
            <text:p/>
          </draw:path>
          <draw:path draw:style-name="gr2" draw:layer="layout" svg:width="0.201cm" svg:height="0.618cm" svg:x="6.088cm" svg:y="10.922cm" svg:viewBox="0 0 202 619" svg:d="M132 0l-132 8v28c62 0 70 9 70 51v462c0 42-11 42-70 42v28c42-3 59-3 101-3s56 0 101 3v-28c-59 0-70 0-70-42z">
            <text:p/>
          </draw:path>
          <draw:path draw:style-name="gr2" draw:layer="layout" svg:width="0.405cm" svg:height="0.408cm" svg:x="6.334cm" svg:y="11.141cm" svg:viewBox="0 0 406 409" svg:d="M406 210c0-118-92-210-202-210-114 0-204 95-204 210 0 112 92 199 202 199 114 0 204-90 204-199zM204 384c-44 0-84-23-103-56-23-37-25-84-25-126 0-34 0-84 22-121 28-45 73-59 104-59 50 0 89 28 106 59 20 37 22 84 22 121 0 33 0 84-22 123-25 42-67 59-104 59z">
            <text:p/>
          </draw:path>
          <draw:path draw:style-name="gr2" draw:layer="layout" svg:width="0.623cm" svg:height="0.394cm" svg:x="6.757cm" svg:y="11.155cm" svg:viewBox="0 0 624 395" svg:d="M549 87c19-56 56-59 75-59v-28c-36 3-39 3-67 3-33 0-47 0-81-3v28c36 0 50 25 50 42 0 8-2 14-5 20l-81 224-90-244c-6-11-6-14-6-17 0-22 28-25 51-25v-28c-39 3-76 3-90 3-28 0-53 0-84-3v28c31 0 48 0 56 14 9 8 20 45 20 48l-3 11-73 201-84-232c-5-14-5-14-5-20 0-22 33-22 50-22v-28c-39 3-62 3-95 3-31 0-56 0-87-3v28c42 0 53 3 64 31l115 316c6 11 9 20 20 20 14 0 19-11 22-20l90-249 92 249c3 9 6 20 20 20s17-9 19-20z">
            <text:p/>
          </draw:path>
          <draw:path draw:style-name="gr2" draw:layer="layout" svg:width="0.108cm" svg:height="0.268cm" svg:x="7.474cm" svg:y="11.44cm" svg:viewBox="0 0 109 269" svg:d="M87 81c0 31 0 104-70 168-3 6-3 9-3 9 0 5 3 11 11 11 9 0 84-67 84-174 0-61-25-95-59-95-33 0-50 25-50 48 0 25 17 50 50 50 23 0 37-14 37-17z">
            <text:p/>
          </draw:path>
          <draw:path draw:style-name="gr2" draw:layer="layout" svg:width="0.38cm" svg:height="0.626cm" svg:x="7.995cm" svg:y="10.931cm" svg:viewBox="0 0 381 627" svg:d="M314 64c0-36 14-36 67-36v-28c-59 3-70 3-118 3-36 0-115 0-145-3v28h30c84 0 87 11 87 42v406c0 81-45 129-92 129-37 0-79-17-101-51 34 3 56-19 56-47s-20-48-48-48-50 17-50 48c0 67 62 120 146 120 75 0 154-47 168-131 0-9 0-48 0-70z">
            <text:p/>
          </draw:path>
          <draw:path draw:style-name="gr2" draw:layer="layout" svg:width="0.307cm" svg:height="0.394cm" svg:x="8.445cm" svg:y="11.146cm" svg:viewBox="0 0 308 395" svg:d="M132 190c0-36 11-168 112-168 0 3-17 12-17 34 0 25 19 39 39 39s42-14 42-39c0-28-28-56-67-56-56 0-93 36-112 92h-3v-92l-126 11v25c62 0 70 9 70 51v238c0 42-11 42-70 42v28c48-3 59-3 104-3 36 0 58 0 114 3v-28h-16c-68 0-70-11-70-42z">
            <text:p/>
          </draw:path>
          <draw:path draw:style-name="gr2" draw:layer="layout" svg:width="0.419cm" svg:height="0.584cm" svg:x="8.801cm" svg:y="11.135cm" svg:viewBox="0 0 420 585" svg:d="M87 244c22 14 47 28 89 28 84 0 149-62 149-132 0-42-25-73-37-87 37-31 79-31 90-31-6 3-11 6-11 23 0 11 5 28 25 28 14 0 28-9 28-28 0-17-14-45-50-45-26 0-65 8-96 42-25-20-58-34-98-34-84 0-148 62-148 132 0 45 28 78 42 92-3 0-28 31-28 73 0 31 14 62 39 79-45 14-81 47-81 89 0 62 90 112 202 112 109 0 204-45 204-115 0-36-17-75-50-98-51-30-101-30-185-30-20 0-48 0-56 0-25-6-42-31-42-59 0-14 5-28 14-39zM176 246c-78 0-78-86-78-106 0-22 0-53 17-76 14-16 36-30 61-30 82 0 82 86 82 106 0 22 0 106-82 106zM218 398c28 0 138 2 138 72 0 54-68 93-152 93-89 0-154-42-154-93 0-14 9-72 84-72z">
            <text:p/>
          </draw:path>
          <draw:path draw:style-name="gr2" draw:layer="layout" svg:width="0.355cm" svg:height="0.408cm" svg:x="9.257cm" svg:y="11.141cm" svg:viewBox="0 0 356 409" svg:d="M330 196c20 0 26 0 26-20 0-92-51-176-166-176-106 0-190 92-190 204 0 115 92 205 202 205 109 0 154-95 154-115 0-6-6-11-14-11-9 0-12 5-12 8-30 93-109 93-123 93-42 0-78-23-101-54-28-44-30-98-30-134zM78 174c9-138 87-152 112-152 51 0 104 37 104 152z">
            <text:p/>
          </draw:path>
          <draw:path draw:style-name="gr2" draw:layer="layout" svg:width="0.455cm" svg:height="0.394cm" svg:x="9.666cm" svg:y="11.146cm" svg:viewBox="0 0 456 395" svg:d="M134 162c0-92 68-140 124-140 53 0 64 45 64 98v205c0 42-11 42-70 42v28c42-3 59-3 104-3 42 0 53 0 100 3v-28c-44 0-67 0-70-28v-171c0-76 0-101-22-132-22-25-56-36-101-36-81 0-120 62-134 87v-87l-129 11v25c62 0 70 9 70 51v238c0 42-11 42-70 42v28c42-3 59-3 101-3 45 0 56 0 103 3v-28c-58 0-70 0-70-42z">
            <text:p/>
          </draw:path>
          <draw:path draw:style-name="gr2" draw:layer="layout" svg:width="0.405cm" svg:height="0.646cm" svg:x="10.495cm" svg:y="10.911cm" svg:viewBox="0 0 406 647" svg:d="M151 255c-70-17-95-76-95-112 0-62 50-118 123-118 115 0 163 84 174 174 3 19 5 22 17 22 11 0 11-5 11-25v-171c0-17 0-25-11-25-6 0-6 0-14 11-12 17-3 6-31 51-14-17-62-62-146-62-103 0-179 81-179 171 0 70 42 112 48 117 39 40 56 42 162 68 70 16 78 19 109 50 0 0 31 34 31 87 0 59-45 126-126 126-67 0-193-28-199-174 0-14 0-19-14-19-11 0-11 5-11 25v171c0 16 0 25 11 25 6 0 6 0 14-11 11-17 3-6 31-51 56 53 126 62 171 62 106 0 179-90 179-185 0-50-17-90-39-115-39-50-79-59-137-73z">
            <text:p/>
          </draw:path>
          <draw:path draw:style-name="gr2" draw:layer="layout" svg:width="0.287cm" svg:height="0.556cm" svg:x="10.968cm" svg:y="10.992cm" svg:viewBox="0 0 288 557" svg:d="M274 190v-28h-131v-162h-25c0 76-31 165-118 168v22h78v247c0 101 73 120 121 120 59 0 89-56 89-120v-51h-25v48c0 67-28 98-59 98-61 0-61-78-61-95v-247z">
            <text:p/>
          </draw:path>
          <draw:path draw:style-name="gr2" draw:layer="layout" svg:width="0.455cm" svg:height="0.402cm" svg:x="11.335cm" svg:y="11.146cm" svg:viewBox="0 0 456 403" svg:d="M322 246c0 79-45 135-109 135-73 0-79-37-79-87v-294l-134 11v25c70 0 70 3 70 84v132c0 59 0 98 39 129 25 17 62 22 98 22 48 0 90-19 118-73v73l131-8v-28c-61 0-70-6-70-51v-316l-134 11v25c62 0 70 9 70 51z">
            <text:p/>
          </draw:path>
          <draw:path draw:style-name="gr2" draw:layer="layout" svg:width="0.307cm" svg:height="0.394cm" svg:x="11.836cm" svg:y="11.146cm" svg:viewBox="0 0 308 395" svg:d="M132 190c0-36 11-168 112-168 0 3-17 12-17 34 0 25 19 39 39 39s42-14 42-39c0-28-28-56-67-56-56 0-93 36-112 92h-3v-92l-126 11v25c62 0 70 9 70 51v238c0 42-11 42-70 42v28c48-3 59-3 104-3 36 0 58 0 114 3v-28h-16c-68 0-70-11-70-42z">
            <text:p/>
          </draw:path>
          <draw:path draw:style-name="gr2" draw:layer="layout" svg:width="0.707cm" svg:height="0.394cm" svg:x="12.197cm" svg:y="11.146cm" svg:viewBox="0 0 708 395" svg:d="M134 162c0-95 70-140 124-140 47 0 64 34 64 98v205c0 42-11 42-67 42v28c39-3 56-3 101-3 42 0 53 0 100 3v-28c-58 0-70 0-70-42v-163c0-95 70-140 124-140 50 0 64 34 64 98v205c0 42-8 42-67 42v28c42-3 59-3 101-3s56 0 100 3v-28c-44 0-67 0-67-28v-171c0-78 0-104-31-137-16-20-53-31-92-31-64 0-109 36-134 84-12-53-45-84-121-84-70 0-115 48-134 87v-87l-129 11v25c62 0 67 9 67 51v238c0 42-8 42-67 42v28c42-3 59-3 101-3s56 0 101 3v-28c-59 0-68 0-68-42z">
            <text:p/>
          </draw:path>
          <draw:path draw:style-name="gr2" draw:layer="layout" svg:width="0.108cm" svg:height="0.268cm" svg:x="13.004cm" svg:y="11.44cm" svg:viewBox="0 0 109 269" svg:d="M87 81c0 31 0 104-70 168-3 6-3 9-3 9 0 5 3 11 11 11 9 0 84-67 84-174 0-61-25-95-59-95-33 0-50 25-50 48 0 25 17 50 50 50 23 0 37-14 37-17z">
            <text:p/>
          </draw:path>
          <draw:path draw:style-name="gr2" draw:layer="layout" svg:width="0.556cm" svg:height="0.646cm" svg:x="13.533cm" svg:y="10.911cm" svg:viewBox="0 0 557 647" svg:d="M487 78c-28-28-78-78-168-78-173 0-319 143-319 322 0 185 148 325 319 325 149 0 238-123 238-227 0-8 0-17-11-17s-11 6-14 14c-6 137-112 202-204 202-76 0-238-48-238-297 0-246 162-294 238-294 86 0 182 67 201 210 3 11 3 17 14 17 14 0 14-6 14-23v-210c0-14 0-22-8-22-9 0-11 3-17 11z">
            <text:p/>
          </draw:path>
          <draw:path draw:style-name="gr2" draw:layer="layout" svg:width="0.455cm" svg:height="0.618cm" svg:x="14.169cm" svg:y="10.922cm" svg:viewBox="0 0 456 619" svg:d="M132 0l-132 8v28c62 0 70 9 70 51v462c0 42-11 42-70 42v28c42-3 59-3 101-3 45 0 56 0 103 3v-28c-58 0-70 0-70-42v-163c0-92 68-140 124-140 53 0 64 45 64 98v205c0 42-11 42-70 42v28c42-3 59-3 104-3 42 0 53 0 100 3v-28c-44 0-67 0-70-28v-171c0-76 0-101-22-132-22-25-56-36-101-36-59 0-103 31-131 81z">
            <text:p/>
          </draw:path>
          <draw:path draw:style-name="gr2" draw:layer="layout" svg:width="0.307cm" svg:height="0.394cm" svg:x="14.67cm" svg:y="11.146cm" svg:viewBox="0 0 308 395" svg:d="M132 190c0-36 11-168 112-168 0 3-17 12-17 34 0 25 19 39 39 39s42-14 42-39c0-28-28-56-67-56-56 0-93 36-112 92h-3v-92l-126 11v25c62 0 70 9 70 51v238c0 42-11 42-70 42v28c48-3 59-3 104-3 36 0 58 0 114 3v-28h-16c-68 0-70-11-70-42z">
            <text:p/>
          </draw:path>
          <draw:path draw:style-name="gr2" draw:layer="layout" svg:width="0.195cm" svg:height="0.595cm" svg:x="15.031cm" svg:y="10.942cm" svg:viewBox="0 0 196 596" svg:d="M132 202l-129 11v28c59 0 67 5 67 47v238c0 42-11 42-70 42v28c39-2 59-2 98-2 14 0 53 0 98 2v-28c-59 0-64-5-64-39zM134 48c0-26-19-48-47-48s-48 22-48 48c0 25 20 47 48 47s47-19 47-47z">
            <text:p/>
          </draw:path>
          <draw:path draw:style-name="gr2" draw:layer="layout" svg:width="0.299cm" svg:height="0.408cm" svg:x="15.283cm" svg:y="11.141cm" svg:viewBox="0 0 300 409" svg:d="M277 22c0-14 0-22-11-22-3 0-6 0-17 11-3 0-11 9-17 14-28-19-53-25-84-25-117 0-148 64-148 109 0 31 11 53 34 73 30 28 64 34 109 42s61 11 81 25c8 9 31 25 31 59 0 78-90 78-104 78-89 0-115-75-123-123-3-8-6-14-17-14s-11 6-11 23v114c0 14 0 23 11 23 6 0 6 0 23-17 2-6 14-17 16-22 40 36 79 39 101 39 112 0 149-65 149-123 0-40-17-65-37-84-31-31-61-37-129-51-22-3-89-14-89-64 0-31 22-67 103-67 96 0 101 72 104 95 0 11 0 17 14 17 11 0 11-6 11-23z">
            <text:p/>
          </draw:path>
          <draw:path draw:style-name="gr2" draw:layer="layout" svg:width="0.287cm" svg:height="0.556cm" svg:x="15.63cm" svg:y="10.992cm" svg:viewBox="0 0 288 557" svg:d="M274 190v-28h-131v-162h-25c0 76-31 165-118 168v22h78v247c0 101 73 120 121 120 59 0 89-56 89-120v-51h-25v48c0 67-28 98-59 98-61 0-61-78-61-95v-247z">
            <text:p/>
          </draw:path>
          <draw:path draw:style-name="gr2" draw:layer="layout" svg:width="0.195cm" svg:height="0.595cm" svg:x="15.997cm" svg:y="10.942cm" svg:viewBox="0 0 196 596" svg:d="M132 202l-129 11v28c59 0 67 5 67 47v238c0 42-11 42-70 42v28c39-2 59-2 98-2 14 0 53 0 98 2v-28c-59 0-64-5-64-39zM134 48c0-26-19-48-47-48s-48 22-48 48c0 25 20 47 48 47s47-19 47-47z">
            <text:p/>
          </draw:path>
          <draw:path draw:style-name="gr2" draw:layer="layout" svg:width="0.413cm" svg:height="0.408cm" svg:x="16.258cm" svg:y="11.141cm" svg:viewBox="0 0 414 409" svg:d="M266 336c6 36 31 70 70 70 22 0 78-14 78-87v-47h-25v47c0 11 0 53-33 53-31 0-31-42-31-56v-156c0-51 0-82-39-118-34-28-76-42-121-42-75 0-137 36-137 95 0 28 17 42 42 42 22 0 39-17 39-42 0-36-39-42-39-42 22-22 67-31 92-31 45 0 96 34 96 112v31c-48 0-115 6-174 34-64 31-84 78-84 112 0 75 87 98 146 98 75 0 109-48 120-73zM258 274c0 87-68 112-107 112-42 0-81-30-81-75 0-59 53-121 188-126z">
            <text:p/>
          </draw:path>
          <draw:path draw:style-name="gr2" draw:layer="layout" svg:width="0.455cm" svg:height="0.394cm" svg:x="16.706cm" svg:y="11.146cm" svg:viewBox="0 0 456 395" svg:d="M134 162c0-92 68-140 124-140 53 0 64 45 64 98v205c0 42-11 42-70 42v28c42-3 59-3 104-3 42 0 53 0 100 3v-28c-44 0-67 0-70-28v-171c0-76 0-101-22-132-22-25-56-36-101-36-81 0-120 62-134 87v-87l-129 11v25c62 0 70 9 70 51v238c0 42-11 42-70 42v28c42-3 59-3 101-3 45 0 56 0 103 3v-28c-58 0-70 0-70-42z">
            <text:p/>
          </draw:path>
          <draw:path draw:style-name="gr2" draw:layer="layout" svg:width="0.637cm" svg:height="0.607cm" svg:x="17.518cm" svg:y="10.931cm" svg:viewBox="0 0 638 608" svg:d="M498 81c56-53 112-53 126-53v-28c-25 3-70 3-78 3-36 0-70 0-109-3v28c25 0 36 11 36 28 0 8-3 14-5 22l-297 275v-283c0-34 3-42 70-42h19v-28c-39 3-89 3-128 3-42 0-93 0-132-3v28h20c70 0 70 8 70 42v468c0 33 0 42-70 42h-20v28c39-3 90-3 132-3 39 0 89 0 128 3v-28h-19c-67 0-70-9-70-42v-152l109-100 165 235c9 11 17 22 17 33 0 26-36 26-53 26v28c39-3 84-3 126-3 22 0 59 0 103 3v-28c-56 0-70-9-98-48l-207-297z">
            <text:p/>
          </draw:path>
          <draw:path draw:style-name="gr2" draw:layer="layout" svg:width="0.355cm" svg:height="0.408cm" svg:x="18.218cm" svg:y="11.141cm" svg:viewBox="0 0 356 409" svg:d="M330 196c20 0 26 0 26-20 0-92-51-176-166-176-106 0-190 92-190 204 0 115 92 205 202 205 109 0 154-95 154-115 0-6-6-11-14-11-9 0-12 5-12 8-30 93-109 93-123 93-42 0-78-23-101-54-28-44-30-98-30-134zM78 174c9-138 87-152 112-152 51 0 104 37 104 152z">
            <text:p/>
          </draw:path>
          <draw:path draw:style-name="gr2" draw:layer="layout" svg:width="0.307cm" svg:height="0.394cm" svg:x="18.624cm" svg:y="11.146cm" svg:viewBox="0 0 308 395" svg:d="M132 190c0-36 11-168 112-168 0 3-17 12-17 34 0 25 19 39 39 39s42-14 42-39c0-28-28-56-67-56-56 0-93 36-112 92h-3v-92l-126 11v25c62 0 70 9 70 51v238c0 42-11 42-70 42v28c48-3 59-3 104-3 36 0 58 0 114 3v-28h-16c-68 0-70-11-70-42z">
            <text:p/>
          </draw:path>
          <draw:path draw:style-name="gr2" draw:layer="layout" svg:width="0.201cm" svg:height="0.618cm" svg:x="18.985cm" svg:y="10.922cm" svg:viewBox="0 0 202 619" svg:d="M132 0l-132 8v28c62 0 70 9 70 51v462c0 42-11 42-70 42v28c42-3 59-3 101-3s56 0 101 3v-28c-59 0-70 0-70-42z">
            <text:p/>
          </draw:path>
          <draw:path draw:style-name="gr2" draw:layer="layout" svg:width="0.108cm" svg:height="0.268cm" svg:x="19.587cm" svg:y="11.44cm" svg:viewBox="0 0 109 269" svg:d="M87 81c0 31 0 104-70 168-3 6-3 9-3 9 0 5 3 11 11 11 9 0 84-67 84-174 0-61-25-95-59-95-33 0-50 25-50 48 0 25 17 50 50 50 23 0 37-14 37-17z">
            <text:p/>
          </draw:path>
          <draw:path draw:style-name="gr2" draw:layer="layout" svg:width="0.523cm" svg:height="0.604cm" svg:x="20.099cm" svg:y="10.934cm" svg:viewBox="0 0 524 605" svg:d="M498 0h-498v28h20c70 0 70 8 70 42v465c0 33 0 42-70 42h-20v28c39-3 95-3 137-3 34 0 115 0 146 3v-28h-28c-81 0-84-11-84-42v-219h81c87 0 95 28 95 104h25v-235h-25c0 75-8 103-95 103h-81v-224c0-30 3-36 45-36h112c134 0 156 50 170 174h26z">
            <text:p/>
          </draw:path>
          <draw:path draw:style-name="gr2" draw:layer="layout" svg:width="0.307cm" svg:height="0.394cm" svg:x="20.609cm" svg:y="11.146cm" svg:viewBox="0 0 308 395" svg:d="M132 190c0-36 11-168 112-168 0 3-17 12-17 34 0 25 19 39 39 39s42-14 42-39c0-28-28-56-67-56-56 0-93 36-112 92h-3v-92l-126 11v25c62 0 70 9 70 51v238c0 42-11 42-70 42v28c48-3 59-3 104-3 36 0 58 0 114 3v-28h-16c-68 0-70-11-70-42z">
            <text:p/>
          </draw:path>
          <draw:path draw:style-name="gr2" draw:layer="layout" svg:width="0.355cm" svg:height="0.408cm" svg:x="20.964cm" svg:y="11.141cm" svg:viewBox="0 0 356 409" svg:d="M330 196c20 0 26 0 26-20 0-92-51-176-166-176-106 0-190 92-190 204 0 115 92 205 202 205 109 0 154-95 154-115 0-6-6-11-14-11-9 0-12 5-12 8-30 93-109 93-123 93-42 0-78-23-101-54-28-44-30-98-30-134zM78 174c9-138 87-152 112-152 51 0 104 37 104 152z">
            <text:p/>
          </draw:path>
          <draw:path draw:style-name="gr2" draw:layer="layout" svg:width="0.45cm" svg:height="0.626cm" svg:x="21.373cm" svg:y="10.922cm" svg:viewBox="0 0 451 627" svg:d="M316 510c0 16 0 19-14 39-28 39-67 56-103 56-39 0-73-23-98-59-23-39-25-90-25-118 0-42 5-89 30-126 20-28 56-56 101-56 39 0 76 20 98 54 11 14 11 14 11 30zM319 277c-5-5-45-53-115-53-109 0-204 87-204 202 0 112 90 201 196 201 64 0 104-39 120-56v56l135-8v-28c-62 0-67-9-67-51v-540l-135 8v28c62 0 70 9 70 51z">
            <text:p/>
          </draw:path>
          <draw:path draw:style-name="gr2" draw:layer="layout" svg:width="0.307cm" svg:height="0.394cm" svg:x="21.877cm" svg:y="11.146cm" svg:viewBox="0 0 308 395" svg:d="M132 190c0-36 11-168 112-168 0 3-17 12-17 34 0 25 19 39 39 39s42-14 42-39c0-28-28-56-67-56-56 0-93 36-112 92h-3v-92l-126 11v25c62 0 70 9 70 51v238c0 42-11 42-70 42v28c48-3 59-3 104-3 36 0 58 0 114 3v-28h-16c-68 0-70-11-70-42z">
            <text:p/>
          </draw:path>
          <draw:path draw:style-name="gr2" draw:layer="layout" svg:width="0.195cm" svg:height="0.595cm" svg:x="22.238cm" svg:y="10.942cm" svg:viewBox="0 0 196 596" svg:d="M132 202l-129 11v28c59 0 67 5 67 47v238c0 42-11 42-70 42v28c39-2 59-2 98-2 14 0 53 0 98 2v-28c-59 0-64-5-64-39zM134 48c0-26-19-48-47-48s-48 22-48 48c0 25 20 47 48 47s47-19 47-47z">
            <text:p/>
          </draw:path>
          <draw:path draw:style-name="gr2" draw:layer="layout" svg:width="0.439cm" svg:height="0.618cm" svg:x="22.485cm" svg:y="10.922cm" svg:viewBox="0 0 440 619" svg:d="M132 426v-426l-132 8v28c62 0 70 9 70 51v462c0 42-11 42-70 42v28c39-3 62-3 98-3s59 0 101 3v-28c-59 0-70 0-70-42v-90l59-47 84 114c16 20 22 31 22 45 0 9-3 20-31 20v28c42-3 62-3 98-3 25 0 53 0 79 3v-28c-28 0-51-3-82-45l-128-171c89-75 128-112 190-115v-25c-31 3-34 3-67 3-25 0-48-3-98-3v25c14 3 25 9 25 23 0 17-14 28-22 36z">
            <text:p/>
          </draw:path>
          <draw:path draw:style-name="gr2" draw:layer="layout" svg:width="0.637cm" svg:height="0.607cm" svg:x="23.277cm" svg:y="10.931cm" svg:viewBox="0 0 638 608" svg:d="M498 81c56-53 112-53 126-53v-28c-25 3-70 3-78 3-36 0-70 0-109-3v28c25 0 36 11 36 28 0 8-3 14-5 22l-297 275v-283c0-34 3-42 70-42h19v-28c-39 3-89 3-128 3-42 0-93 0-132-3v28h20c70 0 70 8 70 42v468c0 33 0 42-70 42h-20v28c39-3 90-3 132-3 39 0 89 0 128 3v-28h-19c-67 0-70-9-70-42v-152l109-100 165 235c9 11 17 22 17 33 0 26-36 26-53 26v28c39-3 84-3 126-3 22 0 59 0 103 3v-28c-56 0-70-9-98-48l-207-297z">
            <text:p/>
          </draw:path>
          <draw:path draw:style-name="gr2" draw:layer="layout" svg:width="0.413cm" svg:height="0.408cm" svg:x="23.988cm" svg:y="11.141cm" svg:viewBox="0 0 414 409" svg:d="M266 336c6 36 31 70 70 70 22 0 78-14 78-87v-47h-25v47c0 11 0 53-33 53-31 0-31-42-31-56v-156c0-51 0-82-39-118-34-28-76-42-121-42-75 0-137 36-137 95 0 28 17 42 42 42 22 0 39-17 39-42 0-36-39-42-39-42 22-22 67-31 92-31 45 0 96 34 96 112v31c-48 0-115 6-174 34-64 31-84 78-84 112 0 75 87 98 146 98 75 0 109-48 120-73zM258 274c0 87-68 112-107 112-42 0-81-30-81-75 0-59 53-121 188-126z">
            <text:p/>
          </draw:path>
          <draw:path draw:style-name="gr2" draw:layer="layout" svg:width="0.455cm" svg:height="0.618cm" svg:x="24.436cm" svg:y="10.922cm" svg:viewBox="0 0 456 619" svg:d="M132 0l-132 8v28c62 0 70 9 70 51v462c0 42-11 42-70 42v28c42-3 59-3 101-3 45 0 56 0 103 3v-28c-58 0-70 0-70-42v-163c0-92 68-140 124-140 53 0 64 45 64 98v205c0 42-11 42-70 42v28c42-3 59-3 104-3 42 0 53 0 100 3v-28c-44 0-67 0-70-28v-171c0-76 0-101-22-132-22-25-56-36-101-36-59 0-103 31-131 81z">
            <text:p/>
          </draw:path>
          <draw:path draw:style-name="gr2" draw:layer="layout" svg:width="0.201cm" svg:height="0.618cm" svg:x="24.943cm" svg:y="10.922cm" svg:viewBox="0 0 202 619" svg:d="M132 0l-132 8v28c62 0 70 9 70 51v462c0 42-11 42-70 42v28c42-3 59-3 101-3s56 0 101 3v-28c-59 0-70 0-70-42z">
            <text:p/>
          </draw:path>
          <draw:path draw:style-name="gr2" draw:layer="layout" svg:width="0.413cm" svg:height="0.408cm" svg:x="9.997cm" svg:y="12.221cm" svg:viewBox="0 0 414 409" svg:d="M266 336c6 36 31 70 70 70 22 0 78-14 78-87v-47h-25v47c0 11 0 53-33 53-31 0-31-42-31-56v-156c0-51 0-82-39-118-34-28-76-42-121-42-75 0-137 36-137 95 0 28 17 42 42 42 22 0 39-17 39-42 0-36-39-42-39-42 22-22 67-31 92-31 45 0 96 34 96 112v31c-48 0-115 6-174 34-64 31-84 78-84 112 0 75 87 98 146 98 75 0 109-48 120-73zM258 274c0 87-68 112-107 112-42 0-81-30-81-75 0-59 53-121 188-126z">
            <text:p/>
          </draw:path>
          <draw:path draw:style-name="gr2" draw:layer="layout" svg:width="0.455cm" svg:height="0.394cm" svg:x="10.445cm" svg:y="12.227cm" svg:viewBox="0 0 456 395" svg:d="M134 162c0-92 68-140 124-140 53 0 64 45 64 98v205c0 42-11 42-70 42v28c42-3 59-3 104-3 42 0 53 0 100 3v-28c-44 0-67 0-70-28v-171c0-76 0-101-22-132-22-25-56-36-101-36-81 0-120 62-134 87v-87l-129 11v25c62 0 70 9 70 51v238c0 42-11 42-70 42v28c42-3 59-3 101-3 45 0 56 0 103 3v-28c-58 0-70 0-70-42z">
            <text:p/>
          </draw:path>
          <draw:path draw:style-name="gr2" draw:layer="layout" svg:width="0.45cm" svg:height="0.626cm" svg:x="10.949cm" svg:y="12.003cm" svg:viewBox="0 0 451 627" svg:d="M316 510c0 16 0 19-14 39-28 39-67 56-103 56-39 0-73-23-98-59-23-39-25-90-25-118 0-42 5-89 30-126 20-28 56-56 101-56 39 0 76 20 98 54 11 14 11 14 11 30zM319 277c-5-5-45-53-115-53-109 0-204 87-204 202 0 112 90 201 196 201 64 0 104-39 120-56v56l135-8v-28c-62 0-67-9-67-51v-540l-135 8v28c62 0 70 9 70 51z">
            <text:p/>
          </draw:path>
          <draw:path draw:style-name="gr2" draw:layer="layout" svg:width="0.609cm" svg:height="0.607cm" svg:x="11.763cm" svg:y="12.014cm" svg:viewBox="0 0 610 608" svg:d="M20 28c70 0 70 8 70 42v468c0 33 0 42-70 42h-20v28h330c154 0 280-132 280-300s-123-308-280-308h-330v28zM213 580c-42 0-45-6-45-37v-479c0-30 3-36 45-36h95c84 0 140 45 162 76 40 53 54 117 54 204 0 36 0 132-51 193-45 62-109 79-165 79z">
            <text:p/>
          </draw:path>
          <draw:path draw:style-name="gr2" draw:layer="layout" svg:width="0.413cm" svg:height="0.408cm" svg:x="12.463cm" svg:y="12.221cm" svg:viewBox="0 0 414 409" svg:d="M266 336c6 36 31 70 70 70 22 0 78-14 78-87v-47h-25v47c0 11 0 53-33 53-31 0-31-42-31-56v-156c0-51 0-82-39-118-34-28-76-42-121-42-75 0-137 36-137 95 0 28 17 42 42 42 22 0 39-17 39-42 0-36-39-42-39-42 22-22 67-31 92-31 45 0 96 34 96 112v31c-48 0-115 6-174 34-64 31-84 78-84 112 0 75 87 98 146 98 75 0 109-48 120-73zM258 274c0 87-68 112-107 112-42 0-81-30-81-75 0-59 53-121 188-126z">
            <text:p/>
          </draw:path>
          <draw:path draw:style-name="gr2" draw:layer="layout" svg:width="0.455cm" svg:height="0.394cm" svg:x="12.911cm" svg:y="12.227cm" svg:viewBox="0 0 456 395" svg:d="M134 162c0-92 68-140 124-140 53 0 64 45 64 98v205c0 42-11 42-70 42v28c42-3 59-3 104-3 42 0 53 0 100 3v-28c-44 0-67 0-70-28v-171c0-76 0-101-22-132-22-25-56-36-101-36-81 0-120 62-134 87v-87l-129 11v25c62 0 70 9 70 51v238c0 42-11 42-70 42v28c42-3 59-3 101-3 45 0 56 0 103 3v-28c-58 0-70 0-70-42z">
            <text:p/>
          </draw:path>
          <draw:path draw:style-name="gr2" draw:layer="layout" svg:width="0.195cm" svg:height="0.595cm" svg:x="13.415cm" svg:y="12.025cm" svg:viewBox="0 0 196 596" svg:d="M132 202l-129 11v28c59 0 67 5 67 47v238c0 42-11 42-70 42v28c39-2 59-2 98-2 14 0 53 0 98 2v-28c-59 0-64-5-64-39zM134 48c0-26-19-48-47-48s-48 22-48 48c0 25 20 47 48 47s47-19 47-47z">
            <text:p/>
          </draw:path>
          <draw:path draw:style-name="gr2" draw:layer="layout" svg:width="0.355cm" svg:height="0.408cm" svg:x="13.665cm" svg:y="12.221cm" svg:viewBox="0 0 356 409" svg:d="M330 196c20 0 26 0 26-20 0-92-51-176-166-176-106 0-190 92-190 204 0 115 92 205 202 205 109 0 154-95 154-115 0-6-6-11-14-11-9 0-12 5-12 8-30 93-109 93-123 93-42 0-78-23-101-54-28-44-30-98-30-134zM78 174c9-138 87-152 112-152 51 0 104 37 104 152z">
            <text:p/>
          </draw:path>
          <draw:path draw:style-name="gr2" draw:layer="layout" svg:width="0.201cm" svg:height="0.618cm" svg:x="14.073cm" svg:y="12.003cm" svg:viewBox="0 0 202 619" svg:d="M132 0l-132 8v28c62 0 70 9 70 51v462c0 42-11 42-70 42v28c42-3 59-3 101-3s56 0 101 3v-28c-59 0-70 0-70-42z">
            <text:p/>
          </draw:path>
          <draw:path draw:style-name="gr2" draw:layer="layout" svg:width="0.556cm" svg:height="0.646cm" svg:x="14.65cm" svg:y="11.995cm" svg:viewBox="0 0 557 647" svg:d="M487 78c-28-28-78-78-168-78-173 0-319 143-319 322 0 185 148 325 319 325 149 0 238-123 238-227 0-8 0-17-11-17s-11 6-14 14c-6 137-112 202-204 202-76 0-238-48-238-297 0-246 162-294 238-294 86 0 182 67 201 210 3 11 3 17 14 17 14 0 14-6 14-23v-210c0-14 0-22-8-22-9 0-11 3-17 11z">
            <text:p/>
          </draw:path>
          <draw:path draw:style-name="gr2" draw:layer="layout" svg:width="0.307cm" svg:height="0.394cm" svg:x="15.283cm" svg:y="12.227cm" svg:viewBox="0 0 308 395" svg:d="M132 190c0-36 11-168 112-168 0 3-17 12-17 34 0 25 19 39 39 39s42-14 42-39c0-28-28-56-67-56-56 0-93 36-112 92h-3v-92l-126 11v25c62 0 70 9 70 51v238c0 42-11 42-70 42v28c48-3 59-3 104-3 36 0 58 0 114 3v-28h-16c-68 0-70-11-70-42z">
            <text:p/>
          </draw:path>
          <draw:path draw:style-name="gr2" draw:layer="layout" svg:width="0.355cm" svg:height="0.408cm" svg:x="15.639cm" svg:y="12.221cm" svg:viewBox="0 0 356 409" svg:d="M330 196c20 0 26 0 26-20 0-92-51-176-166-176-106 0-190 92-190 204 0 115 92 205 202 205 109 0 154-95 154-115 0-6-6-11-14-11-9 0-12 5-12 8-30 93-109 93-123 93-42 0-78-23-101-54-28-44-30-98-30-134zM78 174c9-138 87-152 112-152 51 0 104 37 104 152z">
            <text:p/>
          </draw:path>
          <draw:path draw:style-name="gr2" draw:layer="layout" svg:width="0.707cm" svg:height="0.394cm" svg:x="16.048cm" svg:y="12.227cm" svg:viewBox="0 0 708 395" svg:d="M134 162c0-95 70-140 124-140 47 0 64 34 64 98v205c0 42-11 42-67 42v28c39-3 56-3 101-3 42 0 53 0 100 3v-28c-58 0-70 0-70-42v-163c0-95 70-140 124-140 50 0 64 34 64 98v205c0 42-8 42-67 42v28c42-3 59-3 101-3s56 0 100 3v-28c-44 0-67 0-67-28v-171c0-78 0-104-31-137-16-20-53-31-92-31-64 0-109 36-134 84-12-53-45-84-121-84-70 0-115 48-134 87v-87l-129 11v25c62 0 67 9 67 51v238c0 42-8 42-67 42v28c42-3 59-3 101-3s56 0 101 3v-28c-59 0-68 0-68-42z">
            <text:p/>
          </draw:path>
          <draw:path draw:style-name="gr2" draw:layer="layout" svg:width="0.355cm" svg:height="0.408cm" svg:x="16.801cm" svg:y="12.221cm" svg:viewBox="0 0 356 409" svg:d="M330 196c20 0 26 0 26-20 0-92-51-176-166-176-106 0-190 92-190 204 0 115 92 205 202 205 109 0 154-95 154-115 0-6-6-11-14-11-9 0-12 5-12 8-30 93-109 93-123 93-42 0-78-23-101-54-28-44-30-98-30-134zM78 174c9-138 87-152 112-152 51 0 104 37 104 152z">
            <text:p/>
          </draw:path>
          <draw:path draw:style-name="gr2" draw:layer="layout" svg:width="0.307cm" svg:height="0.394cm" svg:x="17.207cm" svg:y="12.227cm" svg:viewBox="0 0 308 395" svg:d="M132 190c0-36 11-168 112-168 0 3-17 12-17 34 0 25 19 39 39 39s42-14 42-39c0-28-28-56-67-56-56 0-93 36-112 92h-3v-92l-126 11v25c62 0 70 9 70 51v238c0 42-11 42-70 42v28c48-3 59-3 104-3 36 0 58 0 114 3v-28h-16c-68 0-70-11-70-42z">
            <text:p/>
          </draw:path>
          <draw:path draw:style-name="gr2" draw:layer="layout" svg:width="0.299cm" svg:height="0.408cm" svg:x="17.568cm" svg:y="12.221cm" svg:viewBox="0 0 300 409" svg:d="M277 22c0-14 0-22-11-22-3 0-6 0-17 11-3 0-11 9-17 14-28-19-53-25-84-25-117 0-148 64-148 109 0 31 11 53 34 73 30 28 64 34 109 42s61 11 81 25c8 9 31 25 31 59 0 78-90 78-104 78-89 0-115-75-123-123-3-8-6-14-17-14s-11 6-11 23v114c0 14 0 23 11 23 6 0 6 0 23-17 2-6 14-17 16-22 40 36 79 39 101 39 112 0 149-65 149-123 0-40-17-65-37-84-31-31-61-37-129-51-22-3-89-14-89-64 0-31 22-67 103-67 96 0 101 72 104 95 0 11 0 17 14 17 11 0 11-6 11-23z">
            <text:p/>
          </draw:path>
          <draw:polygon draw:style-name="gr2" draw:layer="layout" svg:width="22.402cm" svg:height="0.041cm" svg:x="2.879cm" svg:y="13.179cm" svg:viewBox="0 0 22403 42" draw:points="11200,42 0,42 0,0 22403,0 22403,42">
            <text:p/>
          </draw:polygon>
          <draw:path draw:style-name="gr3" draw:layer="layout" svg:width="0.422cm" svg:height="0.349cm" svg:x="11.063cm" svg:y="17.009cm" svg:viewBox="0 0 423 350" svg:d="M255 171c31-9 92-34 92-79 0-53-78-92-159-92h-188v22h14c42 0 42 6 42 20v255c0 14 0 19-42 19h-14v23c22 0 53-3 81-3 25 0 56 3 79 3v-23h-14c-40 0-40-5-40-19v-121h76c25 0 50 9 64 23 20 14 20 25 20 56 0 36 0 56 25 75 20 14 51 20 70 20 48 0 62-42 62-56 0-11-6-11-11-11-9 0-12 3-12 8 0 28-19 42-36 42-34 0-39-36-42-70-3-14-3-33-6-39-8-28-33-48-61-53zM182 162h-76v-120c0-17 0-20 14-20h37c56 0 131 0 131 70 0 56-56 70-106 70z">
            <text:p/>
          </draw:path>
          <draw:path draw:style-name="gr3" draw:layer="layout" svg:width="0.273cm" svg:height="0.229cm" svg:x="11.531cm" svg:y="17.124cm" svg:viewBox="0 0 274 230" svg:d="M274 118c0-62-58-118-137-118-78 0-137 56-137 118 0 58 59 112 137 112 79 0 137-54 137-112zM137 210c-87 0-87-73-87-98 0-22 0-95 87-95s87 73 87 95c0 25 0 98-87 98z">
            <text:p/>
          </draw:path>
          <draw:path draw:style-name="gr3" draw:layer="layout" svg:width="0.299cm" svg:height="0.349cm" svg:x="11.873cm" svg:y="17.004cm" svg:viewBox="0 0 300 350" svg:d="M84 0l-84 6v22c36 0 42 3 42 28v288h20c5-5 8-14 11-19 3-3 3-6 5-11 23 25 54 36 84 36 76 0 138-50 138-112s-56-112-132-112c-25 0-59 6-84 28zM87 179c17-25 47-39 78-39 59 0 84 45 84 98 0 28-5 53-25 73-17 14-42 22-64 22-34 0-62-19-73-42z">
            <text:p/>
          </draw:path>
          <draw:path draw:style-name="gr3" draw:layer="layout" svg:width="0.273cm" svg:height="0.229cm" svg:x="12.253cm" svg:y="17.124cm" svg:viewBox="0 0 274 230" svg:d="M274 118c0-62-58-118-137-118-78 0-137 56-137 118 0 58 59 112 137 112 79 0 137-54 137-112zM137 210c-87 0-87-73-87-98 0-22 0-95 87-95s87 73 87 95c0 25 0 98-87 98z">
            <text:p/>
          </draw:path>
          <draw:path draw:style-name="gr3" draw:layer="layout" svg:width="0.195cm" svg:height="0.31cm" svg:x="12.581cm" svg:y="17.04cm" svg:viewBox="0 0 196 311" svg:d="M98 112h87v-20h-87v-92h-22c0 48-26 95-76 98v14h53v132c0 56 48 67 79 67 36 0 64-28 64-67v-28h-20v25c0 36-22 53-42 53-36 0-36-42-36-50z">
            <text:p/>
          </draw:path>
          <draw:path draw:style-name="gr3" draw:layer="layout" svg:width="0.122cm" svg:height="0.335cm" svg:x="12.864cm" svg:y="17.012cm" svg:viewBox="0 0 123 336" svg:d="M87 31c0-17-14-31-31-31s-31 11-31 31c0 17 14 31 31 31s31-14 31-31zM3 123v20c33 0 39 5 39 28v123c0 17 0 20-34 20h-8v22c20-3 42-3 62-3 19 0 42 0 61 3v-22c-33 0-39 0-39-20v-176z">
            <text:p/>
          </draw:path>
          <draw:path draw:style-name="gr3" draw:layer="layout" svg:width="0.234cm" svg:height="0.229cm" svg:x="13.054cm" svg:y="17.124cm" svg:viewBox="0 0 235 230" svg:d="M188 22c-6 6-12 14-12 23 0 17 14 25 28 25 12 0 26-8 26-25 0-42-56-45-90-45-98 0-140 64-140 115 0 61 59 115 134 115 84 0 101-62 101-68 0-5-5-5-8-5-9 0-9 0-11 8-17 39-54 45-76 45-42 0-90-28-90-95 0-23 3-51 23-70 25-28 53-28 70-28 14 0 28 0 45 5z">
            <text:p/>
          </draw:path>
          <draw:path draw:style-name="gr3" draw:layer="layout" svg:width="0.203cm" svg:height="0.229cm" svg:x="13.357cm" svg:y="17.124cm" svg:viewBox="0 0 204 230" svg:d="M188 14c0-8 0-14-9-14-3 0-3 0-8 3 0 3-11 11-11 11-3 0-3 0-6-3-11-5-31-11-56-11-81 0-98 39-98 62 0 44 59 56 104 61 28 6 75 11 75 45 0 20-14 45-75 45-34 0-68-14-82-67-2-9-2-9-11-9-11 0-11 3-11 14v65c0 8 0 14 8 14 3 0 3-3 14-12l12-11c25 20 58 23 70 23 84 0 100-45 100-70 0-23-14-40-33-51-20-11-34-14-76-19-31-6-70-12-70-40 0-16 20-36 73-36 42 0 67 17 70 50 0 9 0 12 8 12 12 0 12-3 12-14z">
            <text:p/>
          </draw:path>
          <draw:path draw:style-name="gr3" draw:layer="layout" svg:width="0.329cm" svg:height="0.338cm" svg:x="13.863cm" svg:y="17.009cm" svg:viewBox="0 0 330 339" svg:d="M330 204h-19c-9 59-20 112-118 112h-61c-26 0-26-2-26-19v-255c0-14 0-20 48-20h22v-22c-28 3-64 3-92 3-31 0-59-3-84-3v22h14c42 0 42 6 42 20v255c0 14 0 19-42 19h-14v23h314z">
            <text:p/>
          </draw:path>
          <draw:path draw:style-name="gr3" draw:layer="layout" svg:width="0.279cm" svg:height="0.229cm" svg:x="14.272cm" svg:y="17.124cm" svg:viewBox="0 0 280 230" svg:d="M218 76c0-48-50-76-112-76-28 0-86 3-86 45 0 17 14 25 25 25 14 0 28-8 28-25 0-11-9-20-11-23 16-5 39-5 44-5 42 0 68 22 68 59v14c-48 2-73 2-112 16-34 12-62 31-62 65 0 47 59 59 98 59 36 0 67-17 84-42 0 16 11 39 36 39 6 0 62 0 62-48v-28h-22v25c0 6 0 28-20 28s-20-22-20-28zM174 151c0 56-59 62-70 62-31 0-59-17-59-42 0-17 11-62 129-67z">
            <text:p/>
          </draw:path>
          <draw:path draw:style-name="gr3" draw:layer="layout" svg:width="0.299cm" svg:height="0.349cm" svg:x="14.606cm" svg:y="17.004cm" svg:viewBox="0 0 300 350" svg:d="M84 0l-84 6v22c36 0 42 3 42 28v288h20c5-5 8-14 11-19 3-3 3-6 5-11 23 25 54 36 84 36 76 0 138-50 138-112s-56-112-132-112c-25 0-59 6-84 28zM87 179c17-25 47-39 78-39 59 0 84 45 84 98 0 28-5 53-25 73-17 14-42 22-64 22-34 0-62-19-73-42z">
            <text:p/>
          </draw:path>
          <draw:path draw:style-name="gr3" draw:layer="layout" svg:width="0.273cm" svg:height="0.229cm" svg:x="14.984cm" svg:y="17.124cm" svg:viewBox="0 0 274 230" svg:d="M274 118c0-62-58-118-137-118-78 0-137 56-137 118 0 58 59 112 137 112 79 0 137-54 137-112zM137 210c-87 0-87-73-87-98 0-22 0-95 87-95s87 73 87 95c0 25 0 98-87 98z">
            <text:p/>
          </draw:path>
          <draw:path draw:style-name="gr3" draw:layer="layout" svg:width="0.201cm" svg:height="0.22cm" svg:x="15.325cm" svg:y="17.127cm" svg:viewBox="0 0 202 221" svg:d="M84 109c0-47 25-92 73-92 0 0-6 5-6 17 0 19 14 25 25 25 12 0 26-9 26-25 0-17-20-34-45-34s-56 14-76 56v-56l-81 6v22c36 0 42 3 42 28v123c0 14 0 20-34 20h-8v22c20-3 45-3 64-3 26 0 51 0 70 3v-22h-11c-39 0-39-6-39-20z">
            <text:p/>
          </draw:path>
          <draw:path draw:style-name="gr3" draw:layer="layout" svg:width="0.279cm" svg:height="0.229cm" svg:x="15.594cm" svg:y="17.124cm" svg:viewBox="0 0 280 230" svg:d="M218 76c0-48-50-76-112-76-28 0-86 3-86 45 0 17 14 25 25 25 14 0 28-8 28-25 0-11-9-20-11-23 16-5 39-5 44-5 42 0 68 22 68 59v14c-48 2-73 2-112 16-34 12-62 31-62 65 0 47 59 59 98 59 36 0 67-17 84-42 0 16 11 39 36 39 6 0 62 0 62-48v-28h-22v25c0 6 0 28-20 28s-20-22-20-28zM174 151c0 56-59 62-70 62-31 0-59-17-59-42 0-17 11-62 129-67z">
            <text:p/>
          </draw:path>
          <draw:path draw:style-name="gr3" draw:layer="layout" svg:width="0.195cm" svg:height="0.31cm" svg:x="15.913cm" svg:y="17.04cm" svg:viewBox="0 0 196 311" svg:d="M98 112h87v-20h-87v-92h-22c0 48-26 95-76 98v14h53v132c0 56 48 67 79 67 36 0 64-28 64-67v-28h-20v25c0 36-22 53-42 53-36 0-36-42-36-50z">
            <text:p/>
          </draw:path>
          <draw:path draw:style-name="gr3" draw:layer="layout" svg:width="0.273cm" svg:height="0.229cm" svg:x="16.188cm" svg:y="17.124cm" svg:viewBox="0 0 274 230" svg:d="M274 118c0-62-58-118-137-118-78 0-137 56-137 118 0 58 59 112 137 112 79 0 137-54 137-112zM137 210c-87 0-87-73-87-98 0-22 0-95 87-95s87 73 87 95c0 25 0 98-87 98z">
            <text:p/>
          </draw:path>
          <draw:path draw:style-name="gr3" draw:layer="layout" svg:width="0.201cm" svg:height="0.22cm" svg:x="16.529cm" svg:y="17.127cm" svg:viewBox="0 0 202 221" svg:d="M84 109c0-47 25-92 73-92 0 0-6 5-6 17 0 19 14 25 25 25 12 0 26-9 26-25 0-17-20-34-45-34s-56 14-76 56v-56l-81 6v22c36 0 42 3 42 28v123c0 14 0 20-34 20h-8v22c20-3 45-3 64-3 26 0 51 0 70 3v-22h-11c-39 0-39-6-39-20z">
            <text:p/>
          </draw:path>
          <draw:path draw:style-name="gr3" draw:layer="layout" svg:width="0.299cm" svg:height="0.315cm" svg:x="16.784cm" svg:y="17.133cm" svg:viewBox="0 0 300 316" svg:d="M249 53c6-11 14-31 51-31v-22c-9 0-23 3-42 3-17 0-34 0-51-3v22c14 0 23 6 23 17 0 3-3 9-3 11l-65 118-67-129c-3-5-3-5-3-8 0-9 14-9 28-9v-22c-22 3-42 3-61 3-23 0-34 0-56-3v22c33 0 36 3 45 14l92 177c-22 45-42 87-84 87-11 0-17-3-22-6 5-3 14-8 14-22 0-17-12-26-23-26s-25 9-25 26c0 25 25 44 56 44s64-19 87-61z">
            <text:p/>
          </draw:path>
          <draw:path draw:style-name="gr3" draw:layer="layout" svg:width="0.069cm" svg:height="0.159cm" svg:x="17.126cm" svg:y="17.284cm" svg:viewBox="0 0 70 160" svg:d="M53 53c0 37-14 67-42 90-5 3-5 3-5 5 0 6 5 12 8 12 8 0 56-40 56-104 0-31-14-56-39-56-20 0-31 14-31 31 0 14 11 31 31 31 14 0 22-9 22-9z">
            <text:p/>
          </draw:path>
          <draw:path draw:style-name="gr3" draw:layer="layout" svg:width="0.411cm" svg:height="0.36cm" svg:x="17.537cm" svg:y="16.998cm" svg:viewBox="0 0 412 361" svg:d="M412 182c0-98-90-182-205-182-117 0-207 84-207 182s90 179 207 179c118 0 205-84 205-179zM207 342c-75 0-148-54-148-168 0-107 75-157 148-157s149 50 149 157c0 114-79 168-149 168z">
            <text:p/>
          </draw:path>
          <draw:path draw:style-name="gr3" draw:layer="layout" svg:width="0.122cm" svg:height="0.335cm" svg:x="18.036cm" svg:y="17.012cm" svg:viewBox="0 0 123 336" svg:d="M87 31c0-17-14-31-31-31s-31 11-31 31c0 17 14 31 31 31s31-14 31-31zM3 123v20c33 0 39 5 39 28v123c0 17 0 20-34 20h-8v22c20-3 42-3 62-3 19 0 42 0 61 3v-22c-33 0-39 0-39-20v-176z">
            <text:p/>
          </draw:path>
          <draw:path draw:style-name="gr3" draw:layer="layout" svg:width="0.24cm" svg:height="0.229cm" svg:x="18.223cm" svg:y="17.124cm" svg:viewBox="0 0 241 230" svg:d="M224 112c11 0 17 0 17-14 0-34-20-98-112-98-76 0-129 53-129 115 0 61 62 115 137 115 79 0 104-56 104-65 0-8-9-8-11-8-9 0-9 0-12 8-14 34-50 45-78 45-42 0-64-22-70-31-20-22-20-56-20-67zM50 95c6-64 56-78 79-78 70 0 73 64 73 78z">
            <text:p/>
          </draw:path>
          <draw:path draw:style-name="gr3" draw:layer="layout" svg:width="0.201cm" svg:height="0.22cm" svg:x="18.531cm" svg:y="17.127cm" svg:viewBox="0 0 202 221" svg:d="M84 109c0-47 25-92 73-92 0 0-6 5-6 17 0 19 14 25 25 25 12 0 26-9 26-25 0-17-20-34-45-34s-56 14-76 56v-56l-81 6v22c36 0 42 3 42 28v123c0 14 0 20-34 20h-8v22c20-3 45-3 64-3 26 0 51 0 70 3v-22h-11c-39 0-39-6-39-20z">
            <text:p/>
          </draw:path>
          <draw:path draw:style-name="gr3" draw:layer="layout" svg:width="0.497cm" svg:height="0.338cm" svg:x="19.035cm" svg:y="17.009cm" svg:viewBox="0 0 498 339" svg:d="M118 11c-6-11-12-11-23-11h-95v22h14c42 0 42 6 42 20v241c0 14 0 33-56 33v23c22-3 45-3 67-3 14 0 45 0 65 3v-23c-54 0-54-19-54-33v-258l143 303c6 8 9 11 17 11s11-6 14-11l146-308v277c0 14 0 19-40 19h-14v23c23 0 51-3 79-3 25 0 53 3 75 3v-23h-14c-39 0-39-5-39-19v-255c0-14 0-20 39-20h14v-22h-95c-11 0-14 0-19 11l-135 280z">
            <text:p/>
          </draw:path>
          <draw:path draw:style-name="gr3" draw:layer="layout" svg:width="0.24cm" svg:height="0.229cm" svg:x="19.609cm" svg:y="17.124cm" svg:viewBox="0 0 241 230" svg:d="M224 112c11 0 17 0 17-14 0-34-20-98-112-98-76 0-129 53-129 115 0 61 62 115 137 115 79 0 104-56 104-65 0-8-9-8-11-8-9 0-9 0-12 8-14 34-50 45-78 45-42 0-64-22-70-31-20-22-20-56-20-67zM50 95c6-64 56-78 79-78 70 0 73 64 73 78z">
            <text:p/>
          </draw:path>
          <draw:path draw:style-name="gr3" draw:layer="layout" svg:width="0.24cm" svg:height="0.229cm" svg:x="19.909cm" svg:y="17.124cm" svg:viewBox="0 0 241 230" svg:d="M224 112c11 0 17 0 17-14 0-34-20-98-112-98-76 0-129 53-129 115 0 61 62 115 137 115 79 0 104-56 104-65 0-8-9-8-11-8-9 0-9 0-12 8-14 34-50 45-78 45-42 0-64-22-70-31-20-22-20-56-20-67zM50 95c6-64 56-78 79-78 70 0 73 64 73 78z">
            <text:p/>
          </draw:path>
          <draw:path draw:style-name="gr3" draw:layer="layout" svg:width="0.203cm" svg:height="0.229cm" svg:x="20.214cm" svg:y="17.124cm" svg:viewBox="0 0 204 230" svg:d="M188 14c0-8 0-14-9-14-3 0-3 0-8 3 0 3-11 11-11 11-3 0-3 0-6-3-11-5-31-11-56-11-81 0-98 39-98 62 0 44 59 56 104 61 28 6 75 11 75 45 0 20-14 45-75 45-34 0-68-14-82-67-2-9-2-9-11-9-11 0-11 3-11 14v65c0 8 0 14 8 14 3 0 3-3 14-12l12-11c25 20 58 23 70 23 84 0 100-45 100-70 0-23-14-40-33-51-20-11-34-14-76-19-31-6-70-12-70-40 0-16 20-36 73-36 42 0 67 17 70 50 0 9 0 12 8 12 12 0 12-3 12-14z">
            <text:p/>
          </draw:path>
          <draw:path draw:style-name="gr3" draw:layer="layout" svg:width="0.279cm" svg:height="0.229cm" svg:x="20.721cm" svg:y="17.124cm" svg:viewBox="0 0 280 230" svg:d="M218 76c0-48-50-76-112-76-28 0-86 3-86 45 0 17 14 25 25 25 14 0 28-8 28-25 0-11-9-20-11-23 16-5 39-5 44-5 42 0 68 22 68 59v14c-48 2-73 2-112 16-34 12-62 31-62 65 0 47 59 59 98 59 36 0 67-17 84-42 0 16 11 39 36 39 6 0 62 0 62-48v-28h-22v25c0 6 0 28-20 28s-20-22-20-28zM174 151c0 56-59 62-70 62-31 0-59-17-59-42 0-17 11-62 129-67z">
            <text:p/>
          </draw:path>
          <draw:path draw:style-name="gr3" draw:layer="layout" svg:width="0.299cm" svg:height="0.22cm" svg:x="21.057cm" svg:y="17.127cm" svg:viewBox="0 0 300 221" svg:d="M258 70c0-56-37-70-84-70-54 0-82 31-93 48v-48l-81 6v22c36 0 42 3 42 28v123c0 14 0 20-34 20h-8v22c22-3 42-3 64-3 20 0 42 0 62 3v-22h-8c-31 0-31-6-31-20v-87c0-56 50-75 81-75 36 0 45 19 45 53v109c0 14 0 20-31 20h-11v22c22-3 42-3 64-3 23 0 42 0 65 3v-22h-12c-30 0-30-6-30-20z">
            <text:p/>
          </draw:path>
          <draw:path draw:style-name="gr3" draw:layer="layout" svg:width="0.299cm" svg:height="0.349cm" svg:x="21.421cm" svg:y="17.004cm" svg:viewBox="0 0 300 350" svg:d="M174 6v22c36 0 42 3 42 28v95c-12-8-40-25-79-25-75 0-137 50-137 112 0 59 56 112 129 112 42 0 70-17 84-31v31l87-6v-22c-40 0-42-3-42-28v-294zM213 291c-23 37-62 42-79 42-25 0-50-11-67-31-17-22-17-50-17-64s0-48 23-70c17-17 42-28 67-28 14 0 50 6 73 39z">
            <text:p/>
          </draw:path>
          <draw:path draw:style-name="gr3" draw:layer="layout" svg:width="0.248cm" svg:height="0.349cm" svg:x="22.034cm" svg:y="17.009cm" svg:viewBox="0 0 249 350" svg:d="M207 42c0-17 0-20 34-20h8v-22c-25 3-47 3-73 3-28 0-64 0-92-3v22h22c51 0 51 6 51 20v221c0 48-31 70-62 70-8 0-42-3-59-19 17-3 26-17 26-31 0-17-12-31-31-31-17 0-31 11-31 31 0 39 42 67 95 67 56 0 112-31 112-87z">
            <text:p/>
          </draw:path>
          <draw:path draw:style-name="gr3" draw:layer="layout" svg:width="0.273cm" svg:height="0.229cm" svg:x="22.359cm" svg:y="17.124cm" svg:viewBox="0 0 274 230" svg:d="M274 118c0-62-58-118-137-118-78 0-137 56-137 118 0 58 59 112 137 112 79 0 137-54 137-112zM137 210c-87 0-87-73-87-98 0-22 0-95 87-95s87 73 87 95c0 25 0 98-87 98z">
            <text:p/>
          </draw:path>
          <draw:path draw:style-name="gr3" draw:layer="layout" svg:width="0.24cm" svg:height="0.229cm" svg:x="22.709cm" svg:y="17.124cm" svg:viewBox="0 0 241 230" svg:d="M224 112c11 0 17 0 17-14 0-34-20-98-112-98-76 0-129 53-129 115 0 61 62 115 137 115 79 0 104-56 104-65 0-8-9-8-11-8-9 0-9 0-12 8-14 34-50 45-78 45-42 0-64-22-70-31-20-22-20-56-20-67zM50 95c6-64 56-78 79-78 70 0 73 64 73 78z">
            <text:p/>
          </draw:path>
          <draw:path draw:style-name="gr3" draw:layer="layout" svg:width="0.125cm" svg:height="0.343cm" svg:x="23.02cm" svg:y="17.004cm" svg:viewBox="0 0 126 344" svg:d="M84 0l-84 6v22c36 0 42 3 42 28v246c0 17 0 20-34 20h-8v22c22-2 42-2 62-2 22 0 44 0 64 2v-22h-8c-34 0-34-3-34-20z">
            <text:p/>
          </draw:path>
          <draw:path draw:style-name="gr3" draw:layer="layout" svg:width="0.422cm" svg:height="0.338cm" svg:x="23.451cm" svg:y="17.009cm" svg:viewBox="0 0 423 339" svg:d="M221 134l112-86c14-12 42-26 81-26v-22c-19 3-30 3-53 3-19 0-59-3-70-3v22c3 0 17 0 17 12 0 5-6 11-11 16l-191 143v-151c0-14 0-20 42-20h14v-22c-22 0-53 3-81 3s-59-3-81-3v22h14c42 0 42 6 42 20v255c0 14 0 19-42 19h-14v23c22 0 53-3 81-3s59 3 81 3v-23h-14c-42 0-42-5-42-19v-79l76-56 112 126c3 6 8 12 8 17 0 11-16 11-25 11v23c17 0 56-3 79-3 25 0 42 0 67 3v-23c-39 0-45-2-65-22z">
            <text:p/>
          </draw:path>
          <draw:path draw:style-name="gr3" draw:layer="layout" svg:width="0.279cm" svg:height="0.229cm" svg:x="23.949cm" svg:y="17.124cm" svg:viewBox="0 0 280 230" svg:d="M218 76c0-48-50-76-112-76-28 0-86 3-86 45 0 17 14 25 25 25 14 0 28-8 28-25 0-11-9-20-11-23 16-5 39-5 44-5 42 0 68 22 68 59v14c-48 2-73 2-112 16-34 12-62 31-62 65 0 47 59 59 98 59 36 0 67-17 84-42 0 16 11 39 36 39 6 0 62 0 62-48v-28h-22v25c0 6 0 28-20 28s-20-22-20-28zM174 151c0 56-59 62-70 62-31 0-59-17-59-42 0-17 11-62 129-67z">
            <text:p/>
          </draw:path>
          <draw:path draw:style-name="gr3" draw:layer="layout" svg:width="0.122cm" svg:height="0.335cm" svg:x="24.285cm" svg:y="17.012cm" svg:viewBox="0 0 123 336" svg:d="M87 31c0-17-14-31-31-31s-31 11-31 31c0 17 14 31 31 31s31-14 31-31zM3 123v20c33 0 39 5 39 28v123c0 17 0 20-34 20h-8v22c20-3 42-3 62-3 19 0 42 0 61 3v-22c-33 0-39 0-39-20v-176z">
            <text:p/>
          </draw:path>
          <draw:path draw:style-name="gr3" draw:layer="layout" svg:width="0.203cm" svg:height="0.229cm" svg:x="24.476cm" svg:y="17.124cm" svg:viewBox="0 0 204 230" svg:d="M188 14c0-8 0-14-9-14-3 0-3 0-8 3 0 3-11 11-11 11-3 0-3 0-6-3-11-5-31-11-56-11-81 0-98 39-98 62 0 44 59 56 104 61 28 6 75 11 75 45 0 20-14 45-75 45-34 0-68-14-82-67-2-9-2-9-11-9-11 0-11 3-11 14v65c0 8 0 14 8 14 3 0 3-3 14-12l12-11c25 20 58 23 70 23 84 0 100-45 100-70 0-23-14-40-33-51-20-11-34-14-76-19-31-6-70-12-70-40 0-16 20-36 73-36 42 0 67 17 70 50 0 9 0 12 8 12 12 0 12-3 12-14z">
            <text:p/>
          </draw:path>
          <draw:path draw:style-name="gr3" draw:layer="layout" svg:width="0.24cm" svg:height="0.229cm" svg:x="24.744cm" svg:y="17.124cm" svg:viewBox="0 0 241 230" svg:d="M224 112c11 0 17 0 17-14 0-34-20-98-112-98-76 0-129 53-129 115 0 61 62 115 137 115 79 0 104-56 104-65 0-8-9-8-11-8-9 0-9 0-12 8-14 34-50 45-78 45-42 0-64-22-70-31-20-22-20-56-20-67zM50 95c6-64 56-78 79-78 70 0 73 64 73 78z">
            <text:p/>
          </draw:path>
          <draw:path draw:style-name="gr3" draw:layer="layout" svg:width="0.201cm" svg:height="0.22cm" svg:x="25.05cm" svg:y="17.127cm" svg:viewBox="0 0 202 221" svg:d="M84 109c0-47 25-92 73-92 0 0-6 5-6 17 0 19 14 25 25 25 12 0 26-9 26-25 0-17-20-34-45-34s-56 14-76 56v-56l-81 6v22c36 0 42 3 42 28v123c0 14 0 20-34 20h-8v22c20-3 45-3 64-3 26 0 51 0 70 3v-22h-11c-39 0-39-6-39-20z">
            <text:p/>
          </draw:path>
        </draw:g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9">
        <draw:frame presentation:style-name="pr2" draw:layer="layout" svg:width="20cm" svg:height="2cm" svg:x="1.4cm" svg:y="1.6cm" presentation:class="title">
          <draw:text-box>
            <text:p>Motivation</text:p>
          </draw:text-box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E6D77B5F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l </meta:initial-creator>
    <meta:creation-date>2014-06-23T14:44:07.409025665</meta:creation-date>
    <dc:date>2014-06-23T15:31:25.686900919</dc:date>
    <dc:creator>Joel </dc:creator>
    <meta:editing-duration>PT26M50S</meta:editing-duration>
    <meta:editing-cycles>1</meta:editing-cycles>
    <meta:document-statistic meta:object-count="214"/>
    <meta:generator>LibreOffice/4.2.3.3$Linux_X86_64 LibreOffice_project/420m0$Build-3</meta:generator>
  </office:meta>
</office:document-meta>
</file>